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Grasp-metrics">
        <table:table-row>
          <table:table-cell>
            <text:p>variation_name</text:p>
          </table:table-cell>
          <table:table-cell>
            <text:p>position_offset_x</text:p>
          </table:table-cell>
          <table:table-cell>
            <text:p>position_offset_y</text:p>
          </table:table-cell>
          <table:table-cell>
            <text:p>position_offset_z</text:p>
          </table:table-cell>
          <table:table-cell>
            <text:p>rotation_offset_deg_x</text:p>
          </table:table-cell>
          <table:table-cell>
            <text:p>rotation_offset_deg_y</text:p>
          </table:table-cell>
          <table:table-cell>
            <text:p>rotation_offset_deg_z</text:p>
          </table:table-cell>
          <table:table-cell>
            <text:p>Timestamp</text:p>
          </table:table-cell>
          <table:table-cell>
            <text:p>Dist_COP_x</text:p>
          </table:table-cell>
          <table:table-cell>
            <text:p>opt_COPx</text:p>
          </table:table-cell>
          <table:table-cell>
            <text:p>CoP+ X</text:p>
          </table:table-cell>
          <table:table-cell>
            <text:p>CoP+ Y</text:p>
          </table:table-cell>
          <table:table-cell>
            <text:p>CoP+ Z</text:p>
          </table:table-cell>
          <table:table-cell>
            <text:p>Taxel+ active</text:p>
          </table:table-cell>
          <table:table-cell>
            <text:p>F_max+</text:p>
          </table:table-cell>
          <table:table-cell>
            <text:p>F_min+</text:p>
          </table:table-cell>
          <table:table-cell>
            <text:p>Dist+</text:p>
          </table:table-cell>
          <table:table-cell>
            <text:p>F_mean10</text:p>
          </table:table-cell>
          <table:table-cell>
            <text:p>Std_10</text:p>
          </table:table-cell>
          <table:table-cell>
            <text:p>Mean_1-5</text:p>
          </table:table-cell>
          <table:table-cell>
            <text:p>Mean_7-11</text:p>
          </table:table-cell>
          <table:table-cell>
            <text:p>Diff_Means</text:p>
          </table:table-cell>
          <table:table-cell>
            <text:p>1 force (N)</text:p>
          </table:table-cell>
          <table:table-cell>
            <text:p>2 force (N)</text:p>
          </table:table-cell>
          <table:table-cell>
            <text:p>3 force (N)</text:p>
          </table:table-cell>
          <table:table-cell>
            <text:p>4 force (N)</text:p>
          </table:table-cell>
          <table:table-cell>
            <text:p>5 force (N)</text:p>
          </table:table-cell>
          <table:table-cell>
            <text:p>6 force (N)</text:p>
          </table:table-cell>
          <table:table-cell>
            <text:p>7 force (N)</text:p>
          </table:table-cell>
          <table:table-cell>
            <text:p>8 force (N)</text:p>
          </table:table-cell>
          <table:table-cell>
            <text:p>9 force (N)</text:p>
          </table:table-cell>
          <table:table-cell>
            <text:p>10 force (N)</text:p>
          </table:table-cell>
          <table:table-cell>
            <text:p>11 force (N)</text:p>
          </table:table-cell>
          <table:table-cell>
            <text:p>12 force (N)</text:p>
          </table:table-cell>
          <table:table-cell>
            <text:p>1 X (world)</text:p>
          </table:table-cell>
          <table:table-cell>
            <text:p>1 Y (world)</text:p>
          </table:table-cell>
          <table:table-cell>
            <text:p>1 Z (world)</text:p>
          </table:table-cell>
          <table:table-cell>
            <text:p>2 X (world)</text:p>
          </table:table-cell>
          <table:table-cell>
            <text:p>2 Y (world)</text:p>
          </table:table-cell>
          <table:table-cell>
            <text:p>2 Z (world)</text:p>
          </table:table-cell>
          <table:table-cell>
            <text:p>3 X (world)</text:p>
          </table:table-cell>
          <table:table-cell>
            <text:p>3 Y (world)</text:p>
          </table:table-cell>
          <table:table-cell>
            <text:p>3 Z (world)</text:p>
          </table:table-cell>
          <table:table-cell>
            <text:p>4 X (world)</text:p>
          </table:table-cell>
          <table:table-cell>
            <text:p>4 Y (world)</text:p>
          </table:table-cell>
          <table:table-cell>
            <text:p>4 Z (world)</text:p>
          </table:table-cell>
          <table:table-cell>
            <text:p>5 X (world)</text:p>
          </table:table-cell>
          <table:table-cell>
            <text:p>5 Y (world)</text:p>
          </table:table-cell>
          <table:table-cell>
            <text:p>5 Z (world)</text:p>
          </table:table-cell>
          <table:table-cell>
            <text:p>6 X (world)</text:p>
          </table:table-cell>
          <table:table-cell>
            <text:p>6 Y (world)</text:p>
          </table:table-cell>
          <table:table-cell>
            <text:p>6 Z (world)</text:p>
          </table:table-cell>
          <table:table-cell>
            <text:p>7 X (world)</text:p>
          </table:table-cell>
          <table:table-cell>
            <text:p>7 Y (world)</text:p>
          </table:table-cell>
          <table:table-cell>
            <text:p>7 Z (world)</text:p>
          </table:table-cell>
          <table:table-cell>
            <text:p>8 X (world)</text:p>
          </table:table-cell>
          <table:table-cell>
            <text:p>8 Y (world)</text:p>
          </table:table-cell>
          <table:table-cell>
            <text:p>8 Z (world)</text:p>
          </table:table-cell>
          <table:table-cell>
            <text:p>9 X (world)</text:p>
          </table:table-cell>
          <table:table-cell>
            <text:p>9 Y (world)</text:p>
          </table:table-cell>
          <table:table-cell>
            <text:p>9 Z (world)</text:p>
          </table:table-cell>
          <table:table-cell>
            <text:p>10 X (world)</text:p>
          </table:table-cell>
          <table:table-cell>
            <text:p>10 Y (world)</text:p>
          </table:table-cell>
          <table:table-cell>
            <text:p>10 Z (world)</text:p>
          </table:table-cell>
          <table:table-cell>
            <text:p>11 X (world)</text:p>
          </table:table-cell>
          <table:table-cell>
            <text:p>11 Y (world)</text:p>
          </table:table-cell>
          <table:table-cell>
            <text:p>11 Z (world)</text:p>
          </table:table-cell>
          <table:table-cell>
            <text:p>12 X (world)</text:p>
          </table:table-cell>
          <table:table-cell>
            <text:p>12 Y (world)</text:p>
          </table:table-cell>
          <table:table-cell>
            <text:p>12 Z (world)</text:p>
          </table:table-cell>
        </table:table-row>
        <table:table-row>
          <table:table-cell>
            <text:p>baseline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2:31</text:p>
          </table:table-cell>
          <table:table-cell office:value-type="float" office:value="-0.0001415"/>
          <table:table-cell office:value-type="float" office:value="0.6920955"/>
          <table:table-cell office:value-type="float" office:value="0.6919541"/>
          <table:table-cell office:value-type="float" office:value="0.2472043"/>
          <table:table-cell office:value-type="float" office:value="0.0369352"/>
          <table:table-cell office:value-type="float" office:value="10"/>
          <table:table-cell office:value-type="float" office:value="1.080661654472351"/>
          <table:table-cell office:value-type="float" office:value="0.27180540561676025"/>
          <table:table-cell office:value-type="float" office:value="0.8088562488555908"/>
          <table:table-cell office:value-type="float" office:value="0.5280578643083572"/>
          <table:table-cell office:value-type="float" office:value="0.2591622157554874"/>
          <table:table-cell office:value-type="float" office:value="0.5039621651172638"/>
          <table:table-cell office:value-type="float" office:value="0.5521535634994507"/>
          <table:table-cell office:value-type="float" office:value="0.04819139838218689"/>
          <table:table-cell office:value-type="float" office:value="0.3891884"/>
          <table:table-cell office:value-type="float" office:value="0.33046"/>
          <table:table-cell office:value-type="float" office:value="0.49897"/>
          <table:table-cell office:value-type="float" office:value="0.8281262"/>
          <table:table-cell office:value-type="float" office:value="0.4730662"/>
          <table:table-cell office:value-type="float" office:value="0.0274946"/>
          <table:table-cell office:value-type="float" office:value="0.2718054"/>
          <table:table-cell office:value-type="float" office:value="0.2939208"/>
          <table:table-cell office:value-type="float" office:value="0.44608"/>
          <table:table-cell office:value-type="float" office:value="1.0806617"/>
          <table:table-cell office:value-type="float" office:value="0.6683"/>
          <table:table-cell office:value-type="float" office:value="-0.0114308"/>
          <table:table-cell office:value-type="float" office:value="0.6951955"/>
          <table:table-cell office:value-type="float" office:value="0.2472043"/>
          <table:table-cell office:value-type="float" office:value="0.0218991"/>
          <table:table-cell office:value-type="float" office:value="0.6951955"/>
          <table:table-cell office:value-type="float" office:value="0.2472043"/>
          <table:table-cell office:value-type="float" office:value="0.0280991"/>
          <table:table-cell office:value-type="float" office:value="0.6951955"/>
          <table:table-cell office:value-type="float" office:value="0.2472043"/>
          <table:table-cell office:value-type="float" office:value="0.0342991"/>
          <table:table-cell office:value-type="float" office:value="0.6951955"/>
          <table:table-cell office:value-type="float" office:value="0.2472043"/>
          <table:table-cell office:value-type="float" office:value="0.0404991"/>
          <table:table-cell office:value-type="float" office:value="0.6951955"/>
          <table:table-cell office:value-type="float" office:value="0.2472043"/>
          <table:table-cell office:value-type="float" office:value="0.0466991"/>
          <table:table-cell office:value-type="float" office:value="0.6951956"/>
          <table:table-cell office:value-type="float" office:value="0.2472043"/>
          <table:table-cell office:value-type="float" office:value="0.0528991"/>
          <table:table-cell office:value-type="float" office:value="0.6889955"/>
          <table:table-cell office:value-type="float" office:value="0.2472043"/>
          <table:table-cell office:value-type="float" office:value="0.0218991"/>
          <table:table-cell office:value-type="float" office:value="0.6889955"/>
          <table:table-cell office:value-type="float" office:value="0.2472043"/>
          <table:table-cell office:value-type="float" office:value="0.0280991"/>
          <table:table-cell office:value-type="float" office:value="0.6889955"/>
          <table:table-cell office:value-type="float" office:value="0.2472043"/>
          <table:table-cell office:value-type="float" office:value="0.0342991"/>
          <table:table-cell office:value-type="float" office:value="0.6889955"/>
          <table:table-cell office:value-type="float" office:value="0.2472043"/>
          <table:table-cell office:value-type="float" office:value="0.0404991"/>
          <table:table-cell office:value-type="float" office:value="0.6889955"/>
          <table:table-cell office:value-type="float" office:value="0.2472043"/>
          <table:table-cell office:value-type="float" office:value="0.0466991"/>
          <table:table-cell office:value-type="float" office:value="0.6889956"/>
          <table:table-cell office:value-type="float" office:value="0.2472043"/>
          <table:table-cell office:value-type="float" office:value="0.0528991"/>
        </table:table-row>
        <table:table-row>
          <table:table-cell>
            <text:p>x_plus_1</text:p>
          </table:table-cell>
          <table:table-cell office:value-type="float" office:value="0.0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2:44</text:p>
          </table:table-cell>
          <table:table-cell office:value-type="float" office:value="-0.0001953"/>
          <table:table-cell office:value-type="float" office:value="0.6930978"/>
          <table:table-cell office:value-type="float" office:value="0.6929025"/>
          <table:table-cell office:value-type="float" office:value="0.2472026"/>
          <table:table-cell office:value-type="float" office:value="0.0371067"/>
          <table:table-cell office:value-type="float" office:value="10"/>
          <table:table-cell office:value-type="float" office:value="1.0864015817642212"/>
          <table:table-cell office:value-type="float" office:value="0.2750853896141052"/>
          <table:table-cell office:value-type="float" office:value="0.811316192150116"/>
          <table:table-cell office:value-type="float" office:value="0.5302308559417724"/>
          <table:table-cell office:value-type="float" office:value="0.2619241551425793"/>
          <table:table-cell office:value-type="float" office:value="0.496828156709671"/>
          <table:table-cell office:value-type="float" office:value="0.5636335551738739"/>
          <table:table-cell office:value-type="float" office:value="0.06680539846420291"/>
          <table:table-cell office:value-type="float" office:value="0.3797584"/>
          <table:table-cell office:value-type="float" office:value="0.31898"/>
          <table:table-cell office:value-type="float" office:value="0.48216"/>
          <table:table-cell office:value-type="float" office:value="0.8039362"/>
          <table:table-cell office:value-type="float" office:value="0.4993062"/>
          <table:table-cell office:value-type="float" office:value="0.0274946"/>
          <table:table-cell office:value-type="float" office:value="0.2750854"/>
          <table:table-cell office:value-type="float" office:value="0.2943308"/>
          <table:table-cell office:value-type="float" office:value="0.44567"/>
          <table:table-cell office:value-type="float" office:value="1.0864016"/>
          <table:table-cell office:value-type="float" office:value="0.71668"/>
          <table:table-cell office:value-type="float" office:value="-0.0114308"/>
          <table:table-cell office:value-type="float" office:value="0.6961977"/>
          <table:table-cell office:value-type="float" office:value="0.2472025"/>
          <table:table-cell office:value-type="float" office:value="0.0219011"/>
          <table:table-cell office:value-type="float" office:value="0.6961977"/>
          <table:table-cell office:value-type="float" office:value="0.2472025"/>
          <table:table-cell office:value-type="float" office:value="0.0281011"/>
          <table:table-cell office:value-type="float" office:value="0.6961978"/>
          <table:table-cell office:value-type="float" office:value="0.2472026"/>
          <table:table-cell office:value-type="float" office:value="0.0343011"/>
          <table:table-cell office:value-type="float" office:value="0.6961979"/>
          <table:table-cell office:value-type="float" office:value="0.2472026"/>
          <table:table-cell office:value-type="float" office:value="0.0405011"/>
          <table:table-cell office:value-type="float" office:value="0.6961979"/>
          <table:table-cell office:value-type="float" office:value="0.2472026"/>
          <table:table-cell office:value-type="float" office:value="0.0467011"/>
          <table:table-cell office:value-type="float" office:value="0.696198"/>
          <table:table-cell office:value-type="float" office:value="0.2472026"/>
          <table:table-cell office:value-type="float" office:value="0.0529011"/>
          <table:table-cell office:value-type="float" office:value="0.6899977"/>
          <table:table-cell office:value-type="float" office:value="0.2472025"/>
          <table:table-cell office:value-type="float" office:value="0.0219012"/>
          <table:table-cell office:value-type="float" office:value="0.6899977"/>
          <table:table-cell office:value-type="float" office:value="0.2472026"/>
          <table:table-cell office:value-type="float" office:value="0.0281012"/>
          <table:table-cell office:value-type="float" office:value="0.6899978"/>
          <table:table-cell office:value-type="float" office:value="0.2472026"/>
          <table:table-cell office:value-type="float" office:value="0.0343012"/>
          <table:table-cell office:value-type="float" office:value="0.6899979"/>
          <table:table-cell office:value-type="float" office:value="0.2472026"/>
          <table:table-cell office:value-type="float" office:value="0.0405012"/>
          <table:table-cell office:value-type="float" office:value="0.6899979"/>
          <table:table-cell office:value-type="float" office:value="0.2472026"/>
          <table:table-cell office:value-type="float" office:value="0.0467012"/>
          <table:table-cell office:value-type="float" office:value="0.689998"/>
          <table:table-cell office:value-type="float" office:value="0.2472026"/>
          <table:table-cell office:value-type="float" office:value="0.0529012"/>
        </table:table-row>
        <table:table-row>
          <table:table-cell>
            <text:p>x_plus_2</text:p>
          </table:table-cell>
          <table:table-cell office:value-type="float" office:value="0.0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2:57</text:p>
          </table:table-cell>
          <table:table-cell office:value-type="float" office:value="-0.0003009"/>
          <table:table-cell office:value-type="float" office:value="0.694092"/>
          <table:table-cell office:value-type="float" office:value="0.6937911"/>
          <table:table-cell office:value-type="float" office:value="0.247206"/>
          <table:table-cell office:value-type="float" office:value="0.0370519"/>
          <table:table-cell office:value-type="float" office:value="10"/>
          <table:table-cell office:value-type="float" office:value="1.117971658706665"/>
          <table:table-cell office:value-type="float" office:value="0.2964054048061371"/>
          <table:table-cell office:value-type="float" office:value="0.821566253900528"/>
          <table:table-cell office:value-type="float" office:value="0.5325268656015396"/>
          <table:table-cell office:value-type="float" office:value="0.2659232115242844"/>
          <table:table-cell office:value-type="float" office:value="0.48083816170692445"/>
          <table:table-cell office:value-type="float" office:value="0.5842155694961548"/>
          <table:table-cell office:value-type="float" office:value="0.10337740778923038"/>
          <table:table-cell office:value-type="float" office:value="0.3867284"/>
          <table:table-cell office:value-type="float" office:value="0.30094"/>
          <table:table-cell office:value-type="float" office:value="0.44157"/>
          <table:table-cell office:value-type="float" office:value="0.7813862"/>
          <table:table-cell office:value-type="float" office:value="0.4935662"/>
          <table:table-cell office:value-type="float" office:value="0.0274946"/>
          <table:table-cell office:value-type="float" office:value="0.2964054"/>
          <table:table-cell office:value-type="float" office:value="0.3131908"/>
          <table:table-cell office:value-type="float" office:value="0.46453"/>
          <table:table-cell office:value-type="float" office:value="1.1179717"/>
          <table:table-cell office:value-type="float" office:value="0.72898"/>
          <table:table-cell office:value-type="float" office:value="-0.0126608"/>
          <table:table-cell office:value-type="float" office:value="0.697192"/>
          <table:table-cell office:value-type="float" office:value="0.2472061"/>
          <table:table-cell office:value-type="float" office:value="0.0218996"/>
          <table:table-cell office:value-type="float" office:value="0.697192"/>
          <table:table-cell office:value-type="float" office:value="0.2472061"/>
          <table:table-cell office:value-type="float" office:value="0.0280996"/>
          <table:table-cell office:value-type="float" office:value="0.697192"/>
          <table:table-cell office:value-type="float" office:value="0.2472061"/>
          <table:table-cell office:value-type="float" office:value="0.0342996"/>
          <table:table-cell office:value-type="float" office:value="0.697192"/>
          <table:table-cell office:value-type="float" office:value="0.2472061"/>
          <table:table-cell office:value-type="float" office:value="0.0404996"/>
          <table:table-cell office:value-type="float" office:value="0.697192"/>
          <table:table-cell office:value-type="float" office:value="0.2472061"/>
          <table:table-cell office:value-type="float" office:value="0.0466996"/>
          <table:table-cell office:value-type="float" office:value="0.697192"/>
          <table:table-cell office:value-type="float" office:value="0.2472061"/>
          <table:table-cell office:value-type="float" office:value="0.0528996"/>
          <table:table-cell office:value-type="float" office:value="0.690992"/>
          <table:table-cell office:value-type="float" office:value="0.247206"/>
          <table:table-cell office:value-type="float" office:value="0.0218995"/>
          <table:table-cell office:value-type="float" office:value="0.690992"/>
          <table:table-cell office:value-type="float" office:value="0.247206"/>
          <table:table-cell office:value-type="float" office:value="0.0280995"/>
          <table:table-cell office:value-type="float" office:value="0.690992"/>
          <table:table-cell office:value-type="float" office:value="0.247206"/>
          <table:table-cell office:value-type="float" office:value="0.0342995"/>
          <table:table-cell office:value-type="float" office:value="0.690992"/>
          <table:table-cell office:value-type="float" office:value="0.247206"/>
          <table:table-cell office:value-type="float" office:value="0.0404995"/>
          <table:table-cell office:value-type="float" office:value="0.690992"/>
          <table:table-cell office:value-type="float" office:value="0.247206"/>
          <table:table-cell office:value-type="float" office:value="0.0466995"/>
          <table:table-cell office:value-type="float" office:value="0.690992"/>
          <table:table-cell office:value-type="float" office:value="0.247206"/>
          <table:table-cell office:value-type="float" office:value="0.0528995"/>
        </table:table-row>
        <table:table-row>
          <table:table-cell>
            <text:p>x_plus_3</text:p>
          </table:table-cell>
          <table:table-cell office:value-type="float" office:value="0.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3:10</text:p>
          </table:table-cell>
          <table:table-cell office:value-type="float" office:value="-0.0005045"/>
          <table:table-cell office:value-type="float" office:value="0.6950979"/>
          <table:table-cell office:value-type="float" office:value="0.6945934"/>
          <table:table-cell office:value-type="float" office:value="0.2472326"/>
          <table:table-cell office:value-type="float" office:value="0.0366711"/>
          <table:table-cell office:value-type="float" office:value="10"/>
          <table:table-cell office:value-type="float" office:value="1.1839816570281982"/>
          <table:table-cell office:value-type="float" office:value="0.2718299925327301"/>
          <table:table-cell office:value-type="float" office:value="0.9121516644954681"/>
          <table:table-cell office:value-type="float" office:value="0.5401118636131287"/>
          <table:table-cell office:value-type="float" office:value="0.26939932517472537"/>
          <table:table-cell office:value-type="float" office:value="0.4522201597690582"/>
          <table:table-cell office:value-type="float" office:value="0.6280035674571991"/>
          <table:table-cell office:value-type="float" office:value="0.17578340768814088"/>
          <table:table-cell office:value-type="float" office:value="0.3900084"/>
          <table:table-cell office:value-type="float" office:value="0.27183"/>
          <table:table-cell office:value-type="float" office:value="0.44362"/>
          <table:table-cell office:value-type="float" office:value="0.7182462"/>
          <table:table-cell office:value-type="float" office:value="0.4373962"/>
          <table:table-cell office:value-type="float" office:value="0.0270846"/>
          <table:table-cell office:value-type="float" office:value="0.3488854"/>
          <table:table-cell office:value-type="float" office:value="0.3763308"/>
          <table:table-cell office:value-type="float" office:value="0.52111"/>
          <table:table-cell office:value-type="float" office:value="1.1839817"/>
          <table:table-cell office:value-type="float" office:value="0.70971"/>
          <table:table-cell office:value-type="float" office:value="-0.0126608"/>
          <table:table-cell office:value-type="float" office:value="0.6981979"/>
          <table:table-cell office:value-type="float" office:value="0.2472326"/>
          <table:table-cell office:value-type="float" office:value="0.0218944"/>
          <table:table-cell office:value-type="float" office:value="0.6981979"/>
          <table:table-cell office:value-type="float" office:value="0.2472326"/>
          <table:table-cell office:value-type="float" office:value="0.0280944"/>
          <table:table-cell office:value-type="float" office:value="0.6981979"/>
          <table:table-cell office:value-type="float" office:value="0.2472326"/>
          <table:table-cell office:value-type="float" office:value="0.0342944"/>
          <table:table-cell office:value-type="float" office:value="0.6981978"/>
          <table:table-cell office:value-type="float" office:value="0.2472326"/>
          <table:table-cell office:value-type="float" office:value="0.0404944"/>
          <table:table-cell office:value-type="float" office:value="0.6981978"/>
          <table:table-cell office:value-type="float" office:value="0.2472325"/>
          <table:table-cell office:value-type="float" office:value="0.0466944"/>
          <table:table-cell office:value-type="float" office:value="0.6981978"/>
          <table:table-cell office:value-type="float" office:value="0.2472325"/>
          <table:table-cell office:value-type="float" office:value="0.0528944"/>
          <table:table-cell office:value-type="float" office:value="0.6919979"/>
          <table:table-cell office:value-type="float" office:value="0.2472326"/>
          <table:table-cell office:value-type="float" office:value="0.0218944"/>
          <table:table-cell office:value-type="float" office:value="0.6919979"/>
          <table:table-cell office:value-type="float" office:value="0.2472326"/>
          <table:table-cell office:value-type="float" office:value="0.0280944"/>
          <table:table-cell office:value-type="float" office:value="0.6919979"/>
          <table:table-cell office:value-type="float" office:value="0.2472326"/>
          <table:table-cell office:value-type="float" office:value="0.0342944"/>
          <table:table-cell office:value-type="float" office:value="0.6919978"/>
          <table:table-cell office:value-type="float" office:value="0.2472325"/>
          <table:table-cell office:value-type="float" office:value="0.0404944"/>
          <table:table-cell office:value-type="float" office:value="0.6919978"/>
          <table:table-cell office:value-type="float" office:value="0.2472325"/>
          <table:table-cell office:value-type="float" office:value="0.0466944"/>
          <table:table-cell office:value-type="float" office:value="0.6919978"/>
          <table:table-cell office:value-type="float" office:value="0.2472325"/>
          <table:table-cell office:value-type="float" office:value="0.0528944"/>
        </table:table-row>
        <table:table-row>
          <table:table-cell>
            <text:p>x_plus_4</text:p>
          </table:table-cell>
          <table:table-cell office:value-type="float" office:value="0.0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3:23</text:p>
          </table:table-cell>
          <table:table-cell office:value-type="float" office:value="-0.0009024"/>
          <table:table-cell office:value-type="float" office:value="0.6960968"/>
          <table:table-cell office:value-type="float" office:value="0.6951945"/>
          <table:table-cell office:value-type="float" office:value="0.2472042"/>
          <table:table-cell office:value-type="float" office:value="0.0364333"/>
          <table:table-cell office:value-type="float" office:value="10"/>
          <table:table-cell office:value-type="float" office:value="1.2991915941238403"/>
          <table:table-cell office:value-type="float" office:value="0.23615999519824982"/>
          <table:table-cell office:value-type="float" office:value="1.0630315989255905"/>
          <table:table-cell office:value-type="float" office:value="0.5287138566374778"/>
          <table:table-cell office:value-type="float" office:value="0.3031099208804738"/>
          <table:table-cell office:value-type="float" office:value="0.3748121589422226"/>
          <table:table-cell office:value-type="float" office:value="0.6826155543327331"/>
          <table:table-cell office:value-type="float" office:value="0.30780339539051055"/>
          <table:table-cell office:value-type="float" office:value="0.3387584"/>
          <table:table-cell office:value-type="float" office:value="0.23616"/>
          <table:table-cell office:value-type="float" office:value="0.39729"/>
          <table:table-cell office:value-type="float" office:value="0.5558862"/>
          <table:table-cell office:value-type="float" office:value="0.3459662"/>
          <table:table-cell office:value-type="float" office:value="0.0262646"/>
          <table:table-cell office:value-type="float" office:value="0.3939854"/>
          <table:table-cell office:value-type="float" office:value="0.4353708"/>
          <table:table-cell office:value-type="float" office:value="0.58097"/>
          <table:table-cell office:value-type="float" office:value="1.2991916"/>
          <table:table-cell office:value-type="float" office:value="0.70356"/>
          <table:table-cell office:value-type="float" office:value="-0.0130708"/>
          <table:table-cell office:value-type="float" office:value="0.6991968"/>
          <table:table-cell office:value-type="float" office:value="0.2472043"/>
          <table:table-cell office:value-type="float" office:value="0.0219025"/>
          <table:table-cell office:value-type="float" office:value="0.6991968"/>
          <table:table-cell office:value-type="float" office:value="0.2472043"/>
          <table:table-cell office:value-type="float" office:value="0.0281025"/>
          <table:table-cell office:value-type="float" office:value="0.6991968"/>
          <table:table-cell office:value-type="float" office:value="0.2472042"/>
          <table:table-cell office:value-type="float" office:value="0.0343025"/>
          <table:table-cell office:value-type="float" office:value="0.6991968"/>
          <table:table-cell office:value-type="float" office:value="0.2472042"/>
          <table:table-cell office:value-type="float" office:value="0.0405025"/>
          <table:table-cell office:value-type="float" office:value="0.6991969"/>
          <table:table-cell office:value-type="float" office:value="0.2472042"/>
          <table:table-cell office:value-type="float" office:value="0.0467025"/>
          <table:table-cell office:value-type="float" office:value="0.6991969"/>
          <table:table-cell office:value-type="float" office:value="0.2472042"/>
          <table:table-cell office:value-type="float" office:value="0.0529025"/>
          <table:table-cell office:value-type="float" office:value="0.6929968"/>
          <table:table-cell office:value-type="float" office:value="0.2472042"/>
          <table:table-cell office:value-type="float" office:value="0.0219025"/>
          <table:table-cell office:value-type="float" office:value="0.6929968"/>
          <table:table-cell office:value-type="float" office:value="0.2472042"/>
          <table:table-cell office:value-type="float" office:value="0.0281025"/>
          <table:table-cell office:value-type="float" office:value="0.6929968"/>
          <table:table-cell office:value-type="float" office:value="0.2472042"/>
          <table:table-cell office:value-type="float" office:value="0.0343025"/>
          <table:table-cell office:value-type="float" office:value="0.6929968"/>
          <table:table-cell office:value-type="float" office:value="0.2472042"/>
          <table:table-cell office:value-type="float" office:value="0.0405025"/>
          <table:table-cell office:value-type="float" office:value="0.6929969"/>
          <table:table-cell office:value-type="float" office:value="0.2472042"/>
          <table:table-cell office:value-type="float" office:value="0.0467025"/>
          <table:table-cell office:value-type="float" office:value="0.6929969"/>
          <table:table-cell office:value-type="float" office:value="0.2472042"/>
          <table:table-cell office:value-type="float" office:value="0.0529025"/>
        </table:table-row>
        <table:table-row>
          <table:table-cell>
            <text:p>x_plus_5</text:p>
          </table:table-cell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3:35</text:p>
          </table:table-cell>
          <table:table-cell office:value-type="float" office:value="-0.0012418"/>
          <table:table-cell office:value-type="float" office:value="0.6970985"/>
          <table:table-cell office:value-type="float" office:value="0.6958567"/>
          <table:table-cell office:value-type="float" office:value="0.2472028"/>
          <table:table-cell office:value-type="float" office:value="0.0362497"/>
          <table:table-cell office:value-type="float" office:value="10"/>
          <table:table-cell office:value-type="float" office:value="1.413171648979187"/>
          <table:table-cell office:value-type="float" office:value="0.22057999670505524"/>
          <table:table-cell office:value-type="float" office:value="1.1925916522741318"/>
          <table:table-cell office:value-type="float" office:value="0.5196938648819923"/>
          <table:table-cell office:value-type="float" office:value="0.34931210365932713"/>
          <table:table-cell office:value-type="float" office:value="0.3115081638097763"/>
          <table:table-cell office:value-type="float" office:value="0.7278795659542083"/>
          <table:table-cell office:value-type="float" office:value="0.416371402144432"/>
          <table:table-cell office:value-type="float" office:value="0.2998084"/>
          <table:table-cell office:value-type="float" office:value="0.22058"/>
          <table:table-cell office:value-type="float" office:value="0.36531"/>
          <table:table-cell office:value-type="float" office:value="0.4115662"/>
          <table:table-cell office:value-type="float" office:value="0.2602762"/>
          <table:table-cell office:value-type="float" office:value="0.0258546"/>
          <table:table-cell office:value-type="float" office:value="0.4185854"/>
          <table:table-cell office:value-type="float" office:value="0.4735008"/>
          <table:table-cell office:value-type="float" office:value="0.62566"/>
          <table:table-cell office:value-type="float" office:value="1.4131716"/>
          <table:table-cell office:value-type="float" office:value="0.70848"/>
          <table:table-cell office:value-type="float" office:value="-0.0122508"/>
          <table:table-cell office:value-type="float" office:value="0.7001985"/>
          <table:table-cell office:value-type="float" office:value="0.2472029"/>
          <table:table-cell office:value-type="float" office:value="0.0219034"/>
          <table:table-cell office:value-type="float" office:value="0.7001985"/>
          <table:table-cell office:value-type="float" office:value="0.2472029"/>
          <table:table-cell office:value-type="float" office:value="0.0281034"/>
          <table:table-cell office:value-type="float" office:value="0.7001985"/>
          <table:table-cell office:value-type="float" office:value="0.2472028"/>
          <table:table-cell office:value-type="float" office:value="0.0343034"/>
          <table:table-cell office:value-type="float" office:value="0.7001985"/>
          <table:table-cell office:value-type="float" office:value="0.2472028"/>
          <table:table-cell office:value-type="float" office:value="0.0405034"/>
          <table:table-cell office:value-type="float" office:value="0.7001985"/>
          <table:table-cell office:value-type="float" office:value="0.2472027"/>
          <table:table-cell office:value-type="float" office:value="0.0467034"/>
          <table:table-cell office:value-type="float" office:value="0.7001985"/>
          <table:table-cell office:value-type="float" office:value="0.2472027"/>
          <table:table-cell office:value-type="float" office:value="0.0529034"/>
          <table:table-cell office:value-type="float" office:value="0.6939985"/>
          <table:table-cell office:value-type="float" office:value="0.2472029"/>
          <table:table-cell office:value-type="float" office:value="0.0219034"/>
          <table:table-cell office:value-type="float" office:value="0.6939985"/>
          <table:table-cell office:value-type="float" office:value="0.2472029"/>
          <table:table-cell office:value-type="float" office:value="0.0281034"/>
          <table:table-cell office:value-type="float" office:value="0.6939985"/>
          <table:table-cell office:value-type="float" office:value="0.2472028"/>
          <table:table-cell office:value-type="float" office:value="0.0343034"/>
          <table:table-cell office:value-type="float" office:value="0.6939985"/>
          <table:table-cell office:value-type="float" office:value="0.2472028"/>
          <table:table-cell office:value-type="float" office:value="0.0405034"/>
          <table:table-cell office:value-type="float" office:value="0.6939985"/>
          <table:table-cell office:value-type="float" office:value="0.2472027"/>
          <table:table-cell office:value-type="float" office:value="0.0467034"/>
          <table:table-cell office:value-type="float" office:value="0.6939985"/>
          <table:table-cell office:value-type="float" office:value="0.2472027"/>
          <table:table-cell office:value-type="float" office:value="0.0529034"/>
        </table:table-row>
        <table:table-row>
          <table:table-cell>
            <text:p>x_plus_6</text:p>
          </table:table-cell>
          <table:table-cell office:value-type="float" office:value="0.0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3:48</text:p>
          </table:table-cell>
          <table:table-cell office:value-type="float" office:value="-0.0015889"/>
          <table:table-cell office:value-type="float" office:value="0.6980925"/>
          <table:table-cell office:value-type="float" office:value="0.6965036"/>
          <table:table-cell office:value-type="float" office:value="0.2471985"/>
          <table:table-cell office:value-type="float" office:value="0.0361924"/>
          <table:table-cell office:value-type="float" office:value="10"/>
          <table:table-cell office:value-type="float" office:value="1.5193616151809692"/>
          <table:table-cell office:value-type="float" office:value="0.1701499968767166"/>
          <table:table-cell office:value-type="float" office:value="1.3492116183042526"/>
          <table:table-cell office:value-type="float" office:value="0.5064918652176857"/>
          <table:table-cell office:value-type="float" office:value="0.40033161072277873"/>
          <table:table-cell office:value-type="float" office:value="0.24689215719699859"/>
          <table:table-cell office:value-type="float" office:value="0.7660915732383728"/>
          <table:table-cell office:value-type="float" office:value="0.5191994160413742"/>
          <table:table-cell office:value-type="float" office:value="0.2657784"/>
          <table:table-cell office:value-type="float" office:value="0.17015"/>
          <table:table-cell office:value-type="float" office:value="0.28987"/>
          <table:table-cell office:value-type="float" office:value="0.3082462"/>
          <table:table-cell office:value-type="float" office:value="0.2004162"/>
          <table:table-cell office:value-type="float" office:value="0.0266746"/>
          <table:table-cell office:value-type="float" office:value="0.4526154"/>
          <table:table-cell office:value-type="float" office:value="0.4972808"/>
          <table:table-cell office:value-type="float" office:value="0.64985"/>
          <table:table-cell office:value-type="float" office:value="1.5193616"/>
          <table:table-cell office:value-type="float" office:value="0.71135"/>
          <table:table-cell office:value-type="float" office:value="-0.0126608"/>
          <table:table-cell office:value-type="float" office:value="0.7011924"/>
          <table:table-cell office:value-type="float" office:value="0.2471985"/>
          <table:table-cell office:value-type="float" office:value="0.0218988"/>
          <table:table-cell office:value-type="float" office:value="0.7011925"/>
          <table:table-cell office:value-type="float" office:value="0.2471985"/>
          <table:table-cell office:value-type="float" office:value="0.0280988"/>
          <table:table-cell office:value-type="float" office:value="0.7011925"/>
          <table:table-cell office:value-type="float" office:value="0.2471986"/>
          <table:table-cell office:value-type="float" office:value="0.0342988"/>
          <table:table-cell office:value-type="float" office:value="0.7011925"/>
          <table:table-cell office:value-type="float" office:value="0.2471986"/>
          <table:table-cell office:value-type="float" office:value="0.0404988"/>
          <table:table-cell office:value-type="float" office:value="0.7011925"/>
          <table:table-cell office:value-type="float" office:value="0.2471986"/>
          <table:table-cell office:value-type="float" office:value="0.0466988"/>
          <table:table-cell office:value-type="float" office:value="0.7011926"/>
          <table:table-cell office:value-type="float" office:value="0.2471986"/>
          <table:table-cell office:value-type="float" office:value="0.0528988"/>
          <table:table-cell office:value-type="float" office:value="0.6949924"/>
          <table:table-cell office:value-type="float" office:value="0.2471985"/>
          <table:table-cell office:value-type="float" office:value="0.0218988"/>
          <table:table-cell office:value-type="float" office:value="0.6949925"/>
          <table:table-cell office:value-type="float" office:value="0.2471985"/>
          <table:table-cell office:value-type="float" office:value="0.0280988"/>
          <table:table-cell office:value-type="float" office:value="0.6949925"/>
          <table:table-cell office:value-type="float" office:value="0.2471985"/>
          <table:table-cell office:value-type="float" office:value="0.0342988"/>
          <table:table-cell office:value-type="float" office:value="0.6949925"/>
          <table:table-cell office:value-type="float" office:value="0.2471985"/>
          <table:table-cell office:value-type="float" office:value="0.0404988"/>
          <table:table-cell office:value-type="float" office:value="0.6949925"/>
          <table:table-cell office:value-type="float" office:value="0.2471986"/>
          <table:table-cell office:value-type="float" office:value="0.0466988"/>
          <table:table-cell office:value-type="float" office:value="0.6949926"/>
          <table:table-cell office:value-type="float" office:value="0.2471986"/>
          <table:table-cell office:value-type="float" office:value="0.0528988"/>
        </table:table-row>
        <table:table-row>
          <table:table-cell>
            <text:p>x_plus_7</text:p>
          </table:table-cell>
          <table:table-cell office:value-type="float" office:value="0.0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4:01</text:p>
          </table:table-cell>
          <table:table-cell office:value-type="float" office:value="-0.0021083"/>
          <table:table-cell office:value-type="float" office:value="0.6991054"/>
          <table:table-cell office:value-type="float" office:value="0.6969971"/>
          <table:table-cell office:value-type="float" office:value="0.2472126"/>
          <table:table-cell office:value-type="float" office:value="0.0360247"/>
          <table:table-cell office:value-type="float" office:value="9"/>
          <table:table-cell office:value-type="float" office:value="1.6021815538406372"/>
          <table:table-cell office:value-type="float" office:value="0.07749000191688538"/>
          <table:table-cell office:value-type="float" office:value="1.5246915519237518"/>
          <table:table-cell office:value-type="float" office:value="0.4960368603467941"/>
          <table:table-cell office:value-type="float" office:value="0.4528833084991723"/>
          <table:table-cell office:value-type="float" office:value="0.1716981589794159"/>
          <table:table-cell office:value-type="float" office:value="0.8203755617141724"/>
          <table:table-cell office:value-type="float" office:value="0.6486774027347565"/>
          <table:table-cell office:value-type="float" office:value="0.1968984"/>
          <table:table-cell office:value-type="float" office:value="0.07749"/>
          <table:table-cell office:value-type="float" office:value="0.19967"/>
          <table:table-cell office:value-type="float" office:value="0.2319862"/>
          <table:table-cell office:value-type="float" office:value="0.1524462"/>
          <table:table-cell office:value-type="float" office:value="0.0258546"/>
          <table:table-cell office:value-type="float" office:value="0.5624954"/>
          <table:table-cell office:value-type="float" office:value="0.5698508"/>
          <table:table-cell office:value-type="float" office:value="0.71381"/>
          <table:table-cell office:value-type="float" office:value="1.6021816"/>
          <table:table-cell office:value-type="float" office:value="0.65354"/>
          <table:table-cell office:value-type="float" office:value="-0.0122508"/>
          <table:table-cell office:value-type="float" office:value="0.7022053"/>
          <table:table-cell office:value-type="float" office:value="0.2472126"/>
          <table:table-cell office:value-type="float" office:value="0.021901"/>
          <table:table-cell office:value-type="float" office:value="0.7022053"/>
          <table:table-cell office:value-type="float" office:value="0.2472126"/>
          <table:table-cell office:value-type="float" office:value="0.028101"/>
          <table:table-cell office:value-type="float" office:value="0.7022054"/>
          <table:table-cell office:value-type="float" office:value="0.2472126"/>
          <table:table-cell office:value-type="float" office:value="0.034301"/>
          <table:table-cell office:value-type="float" office:value="0.7022054"/>
          <table:table-cell office:value-type="float" office:value="0.2472126"/>
          <table:table-cell office:value-type="float" office:value="0.040501"/>
          <table:table-cell office:value-type="float" office:value="0.7022055"/>
          <table:table-cell office:value-type="float" office:value="0.2472127"/>
          <table:table-cell office:value-type="float" office:value="0.046701"/>
          <table:table-cell office:value-type="float" office:value="0.7022055"/>
          <table:table-cell office:value-type="float" office:value="0.2472127"/>
          <table:table-cell office:value-type="float" office:value="0.052901"/>
          <table:table-cell office:value-type="float" office:value="0.6960053"/>
          <table:table-cell office:value-type="float" office:value="0.2472126"/>
          <table:table-cell office:value-type="float" office:value="0.021901"/>
          <table:table-cell office:value-type="float" office:value="0.6960053"/>
          <table:table-cell office:value-type="float" office:value="0.2472126"/>
          <table:table-cell office:value-type="float" office:value="0.028101"/>
          <table:table-cell office:value-type="float" office:value="0.6960054"/>
          <table:table-cell office:value-type="float" office:value="0.2472126"/>
          <table:table-cell office:value-type="float" office:value="0.034301"/>
          <table:table-cell office:value-type="float" office:value="0.6960054"/>
          <table:table-cell office:value-type="float" office:value="0.2472126"/>
          <table:table-cell office:value-type="float" office:value="0.040501"/>
          <table:table-cell office:value-type="float" office:value="0.6960055"/>
          <table:table-cell office:value-type="float" office:value="0.2472126"/>
          <table:table-cell office:value-type="float" office:value="0.046701"/>
          <table:table-cell office:value-type="float" office:value="0.6960055"/>
          <table:table-cell office:value-type="float" office:value="0.2472127"/>
          <table:table-cell office:value-type="float" office:value="0.052901"/>
        </table:table-row>
        <table:table-row>
          <table:table-cell>
            <text:p>x_plus_8</text:p>
          </table:table-cell>
          <table:table-cell office:value-type="float" office:value="0.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4:13</text:p>
          </table:table-cell>
          <table:table-cell office:value-type="float" office:value="-0.0023295"/>
          <table:table-cell office:value-type="float" office:value="0.7000994"/>
          <table:table-cell office:value-type="float" office:value="0.6977699"/>
          <table:table-cell office:value-type="float" office:value="0.2471985"/>
          <table:table-cell office:value-type="float" office:value="0.0357125"/>
          <table:table-cell office:value-type="float" office:value="9"/>
          <table:table-cell office:value-type="float" office:value="1.5525716543197632"/>
          <table:table-cell office:value-type="float" office:value="0.027470000088214874"/>
          <table:table-cell office:value-type="float" office:value="1.5251016542315483"/>
          <table:table-cell office:value-type="float" office:value="0.45966986790299413"/>
          <table:table-cell office:value-type="float" office:value="0.458562646445212"/>
          <table:table-cell office:value-type="float" office:value="0.11905415803194046"/>
          <table:table-cell office:value-type="float" office:value="0.8002855777740479"/>
          <table:table-cell office:value-type="float" office:value="0.6812314197421074"/>
          <table:table-cell office:value-type="float" office:value="0.1485184"/>
          <table:table-cell office:value-type="float" office:value="0.02747"/>
          <table:table-cell office:value-type="float" office:value="0.14637"/>
          <table:table-cell office:value-type="float" office:value="0.1659762"/>
          <table:table-cell office:value-type="float" office:value="0.1069362"/>
          <table:table-cell office:value-type="float" office:value="0.0266746"/>
          <table:table-cell office:value-type="float" office:value="0.5772554"/>
          <table:table-cell office:value-type="float" office:value="0.5878908"/>
          <table:table-cell office:value-type="float" office:value="0.70889"/>
          <table:table-cell office:value-type="float" office:value="1.5525717"/>
          <table:table-cell office:value-type="float" office:value="0.57482"/>
          <table:table-cell office:value-type="float" office:value="-0.0110208"/>
          <table:table-cell office:value-type="float" office:value="0.7031994"/>
          <table:table-cell office:value-type="float" office:value="0.2471986"/>
          <table:table-cell office:value-type="float" office:value="0.0218977"/>
          <table:table-cell office:value-type="float" office:value="0.7031994"/>
          <table:table-cell office:value-type="float" office:value="0.2471985"/>
          <table:table-cell office:value-type="float" office:value="0.0280977"/>
          <table:table-cell office:value-type="float" office:value="0.7031994"/>
          <table:table-cell office:value-type="float" office:value="0.2471985"/>
          <table:table-cell office:value-type="float" office:value="0.0342977"/>
          <table:table-cell office:value-type="float" office:value="0.7031994"/>
          <table:table-cell office:value-type="float" office:value="0.2471984"/>
          <table:table-cell office:value-type="float" office:value="0.0404977"/>
          <table:table-cell office:value-type="float" office:value="0.7031995"/>
          <table:table-cell office:value-type="float" office:value="0.2471984"/>
          <table:table-cell office:value-type="float" office:value="0.0466977"/>
          <table:table-cell office:value-type="float" office:value="0.7031995"/>
          <table:table-cell office:value-type="float" office:value="0.2471984"/>
          <table:table-cell office:value-type="float" office:value="0.0528977"/>
          <table:table-cell office:value-type="float" office:value="0.6969994"/>
          <table:table-cell office:value-type="float" office:value="0.2471986"/>
          <table:table-cell office:value-type="float" office:value="0.0218977"/>
          <table:table-cell office:value-type="float" office:value="0.6969994"/>
          <table:table-cell office:value-type="float" office:value="0.2471985"/>
          <table:table-cell office:value-type="float" office:value="0.0280977"/>
          <table:table-cell office:value-type="float" office:value="0.6969994"/>
          <table:table-cell office:value-type="float" office:value="0.2471985"/>
          <table:table-cell office:value-type="float" office:value="0.0342977"/>
          <table:table-cell office:value-type="float" office:value="0.6969994"/>
          <table:table-cell office:value-type="float" office:value="0.2471984"/>
          <table:table-cell office:value-type="float" office:value="0.0404977"/>
          <table:table-cell office:value-type="float" office:value="0.6969995"/>
          <table:table-cell office:value-type="float" office:value="0.2471984"/>
          <table:table-cell office:value-type="float" office:value="0.0466977"/>
          <table:table-cell office:value-type="float" office:value="0.6969995"/>
          <table:table-cell office:value-type="float" office:value="0.2471984"/>
          <table:table-cell office:value-type="float" office:value="0.0528977"/>
        </table:table-row>
        <table:table-row>
          <table:table-cell>
            <text:p>x_plus_9</text:p>
          </table:table-cell>
          <table:table-cell office:value-type="float" office:value="0.0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4:26</text:p>
          </table:table-cell>
          <table:table-cell office:value-type="float" office:value="-0.0028656"/>
          <table:table-cell office:value-type="float" office:value="0.7010999"/>
          <table:table-cell office:value-type="float" office:value="0.6982344"/>
          <table:table-cell office:value-type="float" office:value="0.2472036"/>
          <table:table-cell office:value-type="float" office:value="0.0335958"/>
          <table:table-cell office:value-type="float" office:value="6"/>
          <table:table-cell office:value-type="float" office:value="0.9736515879631042"/>
          <table:table-cell office:value-type="float" office:value="-0.017629999667406082"/>
          <table:table-cell office:value-type="float" office:value="0.9912815876305103"/>
          <table:table-cell office:value-type="float" office:value="0.32592786103487015"/>
          <table:table-cell office:value-type="float" office:value="0.3180866341000453"/>
          <table:table-cell office:value-type="float" office:value="0.06911616027355194"/>
          <table:table-cell office:value-type="float" office:value="0.5827395617961884"/>
          <table:table-cell office:value-type="float" office:value="0.5136234015226364"/>
          <table:table-cell office:value-type="float" office:value="0.1144884"/>
          <table:table-cell office:value-type="float" office:value="-0.01763"/>
          <table:table-cell office:value-type="float" office:value="0.09553"/>
          <table:table-cell office:value-type="float" office:value="0.0921762"/>
          <table:table-cell office:value-type="float" office:value="0.0610162"/>
          <table:table-cell office:value-type="float" office:value="0.0266746"/>
          <table:table-cell office:value-type="float" office:value="0.6108754"/>
          <table:table-cell office:value-type="float" office:value="0.4858008"/>
          <table:table-cell office:value-type="float" office:value="0.53423"/>
          <table:table-cell office:value-type="float" office:value="0.9736516"/>
          <table:table-cell office:value-type="float" office:value="0.30914"/>
          <table:table-cell office:value-type="float" office:value="-0.0114308"/>
          <table:table-cell office:value-type="float" office:value="0.7041999"/>
          <table:table-cell office:value-type="float" office:value="0.2472039"/>
          <table:table-cell office:value-type="float" office:value="0.0219014"/>
          <table:table-cell office:value-type="float" office:value="0.7041999"/>
          <table:table-cell office:value-type="float" office:value="0.2472038"/>
          <table:table-cell office:value-type="float" office:value="0.0281014"/>
          <table:table-cell office:value-type="float" office:value="0.7041999"/>
          <table:table-cell office:value-type="float" office:value="0.2472037"/>
          <table:table-cell office:value-type="float" office:value="0.0343014"/>
          <table:table-cell office:value-type="float" office:value="0.7042"/>
          <table:table-cell office:value-type="float" office:value="0.2472036"/>
          <table:table-cell office:value-type="float" office:value="0.0405014"/>
          <table:table-cell office:value-type="float" office:value="0.7042"/>
          <table:table-cell office:value-type="float" office:value="0.2472035"/>
          <table:table-cell office:value-type="float" office:value="0.0467014"/>
          <table:table-cell office:value-type="float" office:value="0.7042"/>
          <table:table-cell office:value-type="float" office:value="0.2472033"/>
          <table:table-cell office:value-type="float" office:value="0.0529014"/>
          <table:table-cell office:value-type="float" office:value="0.6979999"/>
          <table:table-cell office:value-type="float" office:value="0.2472038"/>
          <table:table-cell office:value-type="float" office:value="0.0219014"/>
          <table:table-cell office:value-type="float" office:value="0.6979999"/>
          <table:table-cell office:value-type="float" office:value="0.2472037"/>
          <table:table-cell office:value-type="float" office:value="0.0281014"/>
          <table:table-cell office:value-type="float" office:value="0.6979999"/>
          <table:table-cell office:value-type="float" office:value="0.2472036"/>
          <table:table-cell office:value-type="float" office:value="0.0343014"/>
          <table:table-cell office:value-type="float" office:value="0.698"/>
          <table:table-cell office:value-type="float" office:value="0.2472034"/>
          <table:table-cell office:value-type="float" office:value="0.0405014"/>
          <table:table-cell office:value-type="float" office:value="0.698"/>
          <table:table-cell office:value-type="float" office:value="0.2472033"/>
          <table:table-cell office:value-type="float" office:value="0.0467014"/>
          <table:table-cell office:value-type="float" office:value="0.698"/>
          <table:table-cell office:value-type="float" office:value="0.2472032"/>
          <table:table-cell office:value-type="float" office:value="0.0529014"/>
        </table:table-row>
        <table:table-row>
          <table:table-cell>
            <text:p>x_plus_10</text:p>
          </table:table-cell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4:39</text:p>
          </table:table-cell>
          <table:table-cell office:value-type="float" office:value="-0.0031"/>
          <table:table-cell office:value-type="float" office:value="0.7020935"/>
          <table:table-cell office:value-type="float" office:value="0.6989935"/>
          <table:table-cell office:value-type="float" office:value="0.2472112"/>
          <table:table-cell office:value-type="float" office:value="0.0282726"/>
          <table:table-cell office:value-type="float" office:value="4"/>
          <table:table-cell office:value-type="float" office:value="0.5264154076576233"/>
          <table:table-cell office:value-type="float" office:value="-0.059859998524188995"/>
          <table:table-cell office:value-type="float" office:value="0.5862754061818123"/>
          <table:table-cell office:value-type="float" office:value="0.12182986009866"/>
          <table:table-cell office:value-type="float" office:value="0.1704050264315073"/>
          <table:table-cell office:value-type="float" office:value="0.024590159952640533"/>
          <table:table-cell office:value-type="float" office:value="0.21906956024467944"/>
          <table:table-cell office:value-type="float" office:value="0.19447940029203892"/>
          <table:table-cell office:value-type="float" office:value="0.0587284"/>
          <table:table-cell office:value-type="float" office:value="-0.05986"/>
          <table:table-cell office:value-type="float" office:value="0.05125"/>
          <table:table-cell office:value-type="float" office:value="0.0355962"/>
          <table:table-cell office:value-type="float" office:value="0.0372362"/>
          <table:table-cell office:value-type="float" office:value="0.0254446"/>
          <table:table-cell office:value-type="float" office:value="0.5264154"/>
          <table:table-cell office:value-type="float" office:value="0.2377508"/>
          <table:table-cell office:value-type="float" office:value="0.14965"/>
          <table:table-cell office:value-type="float" office:value="0.2024416"/>
          <table:table-cell office:value-type="float" office:value="-0.02091"/>
          <table:table-cell office:value-type="float" office:value="-0.0138908"/>
          <table:table-cell office:value-type="float" office:value="0.7051936"/>
          <table:table-cell office:value-type="float" office:value="0.2472112"/>
          <table:table-cell office:value-type="float" office:value="0.0219164"/>
          <table:table-cell office:value-type="float" office:value="0.7051935"/>
          <table:table-cell office:value-type="float" office:value="0.2472112"/>
          <table:table-cell office:value-type="float" office:value="0.0281164"/>
          <table:table-cell office:value-type="float" office:value="0.7051935"/>
          <table:table-cell office:value-type="float" office:value="0.2472112"/>
          <table:table-cell office:value-type="float" office:value="0.0343164"/>
          <table:table-cell office:value-type="float" office:value="0.7051935"/>
          <table:table-cell office:value-type="float" office:value="0.2472112"/>
          <table:table-cell office:value-type="float" office:value="0.0405164"/>
          <table:table-cell office:value-type="float" office:value="0.7051935"/>
          <table:table-cell office:value-type="float" office:value="0.2472112"/>
          <table:table-cell office:value-type="float" office:value="0.0467164"/>
          <table:table-cell office:value-type="float" office:value="0.7051934"/>
          <table:table-cell office:value-type="float" office:value="0.2472112"/>
          <table:table-cell office:value-type="float" office:value="0.0529164"/>
          <table:table-cell office:value-type="float" office:value="0.6989936"/>
          <table:table-cell office:value-type="float" office:value="0.2472112"/>
          <table:table-cell office:value-type="float" office:value="0.0219164"/>
          <table:table-cell office:value-type="float" office:value="0.6989935"/>
          <table:table-cell office:value-type="float" office:value="0.2472112"/>
          <table:table-cell office:value-type="float" office:value="0.0281164"/>
          <table:table-cell office:value-type="float" office:value="0.6989935"/>
          <table:table-cell office:value-type="float" office:value="0.2472112"/>
          <table:table-cell office:value-type="float" office:value="0.0343164"/>
          <table:table-cell office:value-type="float" office:value="0.6989935"/>
          <table:table-cell office:value-type="float" office:value="0.2472112"/>
          <table:table-cell office:value-type="float" office:value="0.0405164"/>
          <table:table-cell office:value-type="float" office:value="0.6989935"/>
          <table:table-cell office:value-type="float" office:value="0.2472112"/>
          <table:table-cell office:value-type="float" office:value="0.0467164"/>
          <table:table-cell office:value-type="float" office:value="0.6989934"/>
          <table:table-cell office:value-type="float" office:value="0.2472112"/>
          <table:table-cell office:value-type="float" office:value="0.0529164"/>
        </table:table-row>
        <table:table-row>
          <table:table-cell>
            <text:p>x_minus_1</text:p>
          </table:table-cell>
          <table:table-cell office:value-type="float" office:value="-0.0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4:51</text:p>
          </table:table-cell>
          <table:table-cell office:value-type="float" office:value="-0.0001938"/>
          <table:table-cell office:value-type="float" office:value="0.6910961"/>
          <table:table-cell office:value-type="float" office:value="0.6909023"/>
          <table:table-cell office:value-type="float" office:value="0.2472064"/>
          <table:table-cell office:value-type="float" office:value="0.037086"/>
          <table:table-cell office:value-type="float" office:value="10"/>
          <table:table-cell office:value-type="float" office:value="1.1077215671539307"/>
          <table:table-cell office:value-type="float" office:value="0.2726253867149353"/>
          <table:table-cell office:value-type="float" office:value="0.8350961804389954"/>
          <table:table-cell office:value-type="float" office:value="0.5362578481435776"/>
          <table:table-cell office:value-type="float" office:value="0.26273669831643315"/>
          <table:table-cell office:value-type="float" office:value="0.5027321457862854"/>
          <table:table-cell office:value-type="float" office:value="0.5697835505008697"/>
          <table:table-cell office:value-type="float" office:value="0.06705140471458426"/>
          <table:table-cell office:value-type="float" office:value="0.3834484"/>
          <table:table-cell office:value-type="float" office:value="0.31611"/>
          <table:table-cell office:value-type="float" office:value="0.4838"/>
          <table:table-cell office:value-type="float" office:value="0.8027062"/>
          <table:table-cell office:value-type="float" office:value="0.5275962"/>
          <table:table-cell office:value-type="float" office:value="0.0270846"/>
          <table:table-cell office:value-type="float" office:value="0.2726254"/>
          <table:table-cell office:value-type="float" office:value="0.3144208"/>
          <table:table-cell office:value-type="float" office:value="0.46084"/>
          <table:table-cell office:value-type="float" office:value="1.1077216"/>
          <table:table-cell office:value-type="float" office:value="0.69331"/>
          <table:table-cell office:value-type="float" office:value="-0.0143008"/>
          <table:table-cell office:value-type="float" office:value="0.6941961"/>
          <table:table-cell office:value-type="float" office:value="0.2472064"/>
          <table:table-cell office:value-type="float" office:value="0.0219001"/>
          <table:table-cell office:value-type="float" office:value="0.6941961"/>
          <table:table-cell office:value-type="float" office:value="0.2472064"/>
          <table:table-cell office:value-type="float" office:value="0.0281001"/>
          <table:table-cell office:value-type="float" office:value="0.6941961"/>
          <table:table-cell office:value-type="float" office:value="0.2472064"/>
          <table:table-cell office:value-type="float" office:value="0.0343001"/>
          <table:table-cell office:value-type="float" office:value="0.6941961"/>
          <table:table-cell office:value-type="float" office:value="0.2472064"/>
          <table:table-cell office:value-type="float" office:value="0.0405001"/>
          <table:table-cell office:value-type="float" office:value="0.6941961"/>
          <table:table-cell office:value-type="float" office:value="0.2472065"/>
          <table:table-cell office:value-type="float" office:value="0.0467001"/>
          <table:table-cell office:value-type="float" office:value="0.694196"/>
          <table:table-cell office:value-type="float" office:value="0.2472065"/>
          <table:table-cell office:value-type="float" office:value="0.0529001"/>
          <table:table-cell office:value-type="float" office:value="0.6879961"/>
          <table:table-cell office:value-type="float" office:value="0.2472064"/>
          <table:table-cell office:value-type="float" office:value="0.0219001"/>
          <table:table-cell office:value-type="float" office:value="0.6879961"/>
          <table:table-cell office:value-type="float" office:value="0.2472064"/>
          <table:table-cell office:value-type="float" office:value="0.0281001"/>
          <table:table-cell office:value-type="float" office:value="0.6879961"/>
          <table:table-cell office:value-type="float" office:value="0.2472064"/>
          <table:table-cell office:value-type="float" office:value="0.0343001"/>
          <table:table-cell office:value-type="float" office:value="0.6879961"/>
          <table:table-cell office:value-type="float" office:value="0.2472065"/>
          <table:table-cell office:value-type="float" office:value="0.0405001"/>
          <table:table-cell office:value-type="float" office:value="0.6879961"/>
          <table:table-cell office:value-type="float" office:value="0.2472065"/>
          <table:table-cell office:value-type="float" office:value="0.0467001"/>
          <table:table-cell office:value-type="float" office:value="0.687996"/>
          <table:table-cell office:value-type="float" office:value="0.2472065"/>
          <table:table-cell office:value-type="float" office:value="0.0529001"/>
        </table:table-row>
        <table:table-row>
          <table:table-cell>
            <text:p>x_minus_2</text:p>
          </table:table-cell>
          <table:table-cell office:value-type="float" office:value="-0.0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5:04</text:p>
          </table:table-cell>
          <table:table-cell office:value-type="float" office:value="9.2e-06"/>
          <table:table-cell office:value-type="float" office:value="0.6900985"/>
          <table:table-cell office:value-type="float" office:value="0.6901077"/>
          <table:table-cell office:value-type="float" office:value="0.2472062"/>
          <table:table-cell office:value-type="float" office:value="0.0369928"/>
          <table:table-cell office:value-type="float" office:value="10"/>
          <table:table-cell office:value-type="float" office:value="0.9953815937042236"/>
          <table:table-cell office:value-type="float" office:value="0.2947654128074646"/>
          <table:table-cell office:value-type="float" office:value="0.700616180896759"/>
          <table:table-cell office:value-type="float" office:value="0.5440888613462448"/>
          <table:table-cell office:value-type="float" office:value="0.22718854557500065"/>
          <table:table-cell office:value-type="float" office:value="0.5457001566886902"/>
          <table:table-cell office:value-type="float" office:value="0.5424775660037995"/>
          <table:table-cell office:value-type="float" office:value="0.003222590684890725"/>
          <table:table-cell office:value-type="float" office:value="0.4375684"/>
          <table:table-cell office:value-type="float" office:value="0.34604"/>
          <table:table-cell office:value-type="float" office:value="0.48913"/>
          <table:table-cell office:value-type="float" office:value="0.7469462"/>
          <table:table-cell office:value-type="float" office:value="0.7088162"/>
          <table:table-cell office:value-type="float" office:value="0.0262646"/>
          <table:table-cell office:value-type="float" office:value="0.2947654"/>
          <table:table-cell office:value-type="float" office:value="0.3168808"/>
          <table:table-cell office:value-type="float" office:value="0.44075"/>
          <table:table-cell office:value-type="float" office:value="0.9953816"/>
          <table:table-cell office:value-type="float" office:value="0.66461"/>
          <table:table-cell office:value-type="float" office:value="-0.0143008"/>
          <table:table-cell office:value-type="float" office:value="0.6931986"/>
          <table:table-cell office:value-type="float" office:value="0.2472062"/>
          <table:table-cell office:value-type="float" office:value="0.0219017"/>
          <table:table-cell office:value-type="float" office:value="0.6931986"/>
          <table:table-cell office:value-type="float" office:value="0.2472062"/>
          <table:table-cell office:value-type="float" office:value="0.0281017"/>
          <table:table-cell office:value-type="float" office:value="0.6931985"/>
          <table:table-cell office:value-type="float" office:value="0.2472062"/>
          <table:table-cell office:value-type="float" office:value="0.0343017"/>
          <table:table-cell office:value-type="float" office:value="0.6931985"/>
          <table:table-cell office:value-type="float" office:value="0.2472062"/>
          <table:table-cell office:value-type="float" office:value="0.0405017"/>
          <table:table-cell office:value-type="float" office:value="0.6931985"/>
          <table:table-cell office:value-type="float" office:value="0.2472062"/>
          <table:table-cell office:value-type="float" office:value="0.0467017"/>
          <table:table-cell office:value-type="float" office:value="0.6931985"/>
          <table:table-cell office:value-type="float" office:value="0.2472062"/>
          <table:table-cell office:value-type="float" office:value="0.0529017"/>
          <table:table-cell office:value-type="float" office:value="0.6869986"/>
          <table:table-cell office:value-type="float" office:value="0.2472062"/>
          <table:table-cell office:value-type="float" office:value="0.0219017"/>
          <table:table-cell office:value-type="float" office:value="0.6869986"/>
          <table:table-cell office:value-type="float" office:value="0.2472062"/>
          <table:table-cell office:value-type="float" office:value="0.0281017"/>
          <table:table-cell office:value-type="float" office:value="0.6869985"/>
          <table:table-cell office:value-type="float" office:value="0.2472062"/>
          <table:table-cell office:value-type="float" office:value="0.0343017"/>
          <table:table-cell office:value-type="float" office:value="0.6869985"/>
          <table:table-cell office:value-type="float" office:value="0.2472062"/>
          <table:table-cell office:value-type="float" office:value="0.0405017"/>
          <table:table-cell office:value-type="float" office:value="0.6869985"/>
          <table:table-cell office:value-type="float" office:value="0.2472062"/>
          <table:table-cell office:value-type="float" office:value="0.0467017"/>
          <table:table-cell office:value-type="float" office:value="0.6869985"/>
          <table:table-cell office:value-type="float" office:value="0.2472062"/>
          <table:table-cell office:value-type="float" office:value="0.0529017"/>
        </table:table-row>
        <table:table-row>
          <table:table-cell>
            <text:p>x_minus_3</text:p>
          </table:table-cell>
          <table:table-cell office:value-type="float" office:value="-0.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5:17</text:p>
          </table:table-cell>
          <table:table-cell office:value-type="float" office:value="0.0004938"/>
          <table:table-cell office:value-type="float" office:value="0.6890938"/>
          <table:table-cell office:value-type="float" office:value="0.6895875"/>
          <table:table-cell office:value-type="float" office:value="0.2472063"/>
          <table:table-cell office:value-type="float" office:value="0.0361647"/>
          <table:table-cell office:value-type="float" office:value="10"/>
          <table:table-cell office:value-type="float" office:value="0.805986225605011"/>
          <table:table-cell office:value-type="float" office:value="0.2783654034137726"/>
          <table:table-cell office:value-type="float" office:value="0.5276208221912384"/>
          <table:table-cell office:value-type="float" office:value="0.5159218639135361"/>
          <table:table-cell office:value-type="float" office:value="0.19367152410879288"/>
          <table:table-cell office:value-type="float" office:value="0.5980981707572937"/>
          <table:table-cell office:value-type="float" office:value="0.43374555706977846"/>
          <table:table-cell office:value-type="float" office:value="0.1643526136875152"/>
          <table:table-cell office:value-type="float" office:value="0.5089084"/>
          <table:table-cell office:value-type="float" office:value="0.40959"/>
          <table:table-cell office:value-type="float" office:value="0.54653"/>
          <table:table-cell office:value-type="float" office:value="0.8059862"/>
          <table:table-cell office:value-type="float" office:value="0.7194762"/>
          <table:table-cell office:value-type="float" office:value="0.0266746"/>
          <table:table-cell office:value-type="float" office:value="0.2783654"/>
          <table:table-cell office:value-type="float" office:value="0.3103208"/>
          <table:table-cell office:value-type="float" office:value="0.38704"/>
          <table:table-cell office:value-type="float" office:value="0.7854616"/>
          <table:table-cell office:value-type="float" office:value="0.40754"/>
          <table:table-cell office:value-type="float" office:value="-0.0134808"/>
          <table:table-cell office:value-type="float" office:value="0.6921937"/>
          <table:table-cell office:value-type="float" office:value="0.2472063"/>
          <table:table-cell office:value-type="float" office:value="0.0219008"/>
          <table:table-cell office:value-type="float" office:value="0.6921937"/>
          <table:table-cell office:value-type="float" office:value="0.2472063"/>
          <table:table-cell office:value-type="float" office:value="0.0281008"/>
          <table:table-cell office:value-type="float" office:value="0.6921938"/>
          <table:table-cell office:value-type="float" office:value="0.2472063"/>
          <table:table-cell office:value-type="float" office:value="0.0343008"/>
          <table:table-cell office:value-type="float" office:value="0.6921938"/>
          <table:table-cell office:value-type="float" office:value="0.2472063"/>
          <table:table-cell office:value-type="float" office:value="0.0405008"/>
          <table:table-cell office:value-type="float" office:value="0.6921938"/>
          <table:table-cell office:value-type="float" office:value="0.2472063"/>
          <table:table-cell office:value-type="float" office:value="0.0467008"/>
          <table:table-cell office:value-type="float" office:value="0.6921938"/>
          <table:table-cell office:value-type="float" office:value="0.2472063"/>
          <table:table-cell office:value-type="float" office:value="0.0529008"/>
          <table:table-cell office:value-type="float" office:value="0.6859937"/>
          <table:table-cell office:value-type="float" office:value="0.2472063"/>
          <table:table-cell office:value-type="float" office:value="0.0219008"/>
          <table:table-cell office:value-type="float" office:value="0.6859937"/>
          <table:table-cell office:value-type="float" office:value="0.2472063"/>
          <table:table-cell office:value-type="float" office:value="0.0281008"/>
          <table:table-cell office:value-type="float" office:value="0.6859938"/>
          <table:table-cell office:value-type="float" office:value="0.2472063"/>
          <table:table-cell office:value-type="float" office:value="0.0343008"/>
          <table:table-cell office:value-type="float" office:value="0.6859938"/>
          <table:table-cell office:value-type="float" office:value="0.2472063"/>
          <table:table-cell office:value-type="float" office:value="0.0405008"/>
          <table:table-cell office:value-type="float" office:value="0.6859938"/>
          <table:table-cell office:value-type="float" office:value="0.2472063"/>
          <table:table-cell office:value-type="float" office:value="0.0467008"/>
          <table:table-cell office:value-type="float" office:value="0.6859938"/>
          <table:table-cell office:value-type="float" office:value="0.2472063"/>
          <table:table-cell office:value-type="float" office:value="0.0529008"/>
        </table:table-row>
        <table:table-row>
          <table:table-cell>
            <text:p>x_minus_4</text:p>
          </table:table-cell>
          <table:table-cell office:value-type="float" office:value="-0.0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5:30</text:p>
          </table:table-cell>
          <table:table-cell office:value-type="float" office:value="0.0013122"/>
          <table:table-cell office:value-type="float" office:value="0.6880934"/>
          <table:table-cell office:value-type="float" office:value="0.6894056"/>
          <table:table-cell office:value-type="float" office:value="0.247203"/>
          <table:table-cell office:value-type="float" office:value="0.0354797"/>
          <table:table-cell office:value-type="float" office:value="10"/>
          <table:table-cell office:value-type="float" office:value="0.9117661714553833"/>
          <table:table-cell office:value-type="float" office:value="0.17056000232696533"/>
          <table:table-cell office:value-type="float" office:value="0.741206169128418"/>
          <table:table-cell office:value-type="float" office:value="0.4721338614821434"/>
          <table:table-cell office:value-type="float" office:value="0.24937356397004518"/>
          <table:table-cell office:value-type="float" office:value="0.6719801604747773"/>
          <table:table-cell office:value-type="float" office:value="0.2722875624895096"/>
          <table:table-cell office:value-type="float" office:value="0.3996925979852677"/>
          <table:table-cell office:value-type="float" office:value="0.5900884"/>
          <table:table-cell office:value-type="float" office:value="0.48708"/>
          <table:table-cell office:value-type="float" office:value="0.62238"/>
          <table:table-cell office:value-type="float" office:value="0.9117662"/>
          <table:table-cell office:value-type="float" office:value="0.7485862"/>
          <table:table-cell office:value-type="float" office:value="0.0266746"/>
          <table:table-cell office:value-type="float" office:value="0.2057954"/>
          <table:table-cell office:value-type="float" office:value="0.2398008"/>
          <table:table-cell office:value-type="float" office:value="0.2788"/>
          <table:table-cell office:value-type="float" office:value="0.4664816"/>
          <table:table-cell office:value-type="float" office:value="0.17056"/>
          <table:table-cell office:value-type="float" office:value="-0.0143008"/>
          <table:table-cell office:value-type="float" office:value="0.6911934"/>
          <table:table-cell office:value-type="float" office:value="0.247203"/>
          <table:table-cell office:value-type="float" office:value="0.0219006"/>
          <table:table-cell office:value-type="float" office:value="0.6911934"/>
          <table:table-cell office:value-type="float" office:value="0.247203"/>
          <table:table-cell office:value-type="float" office:value="0.0281006"/>
          <table:table-cell office:value-type="float" office:value="0.6911934"/>
          <table:table-cell office:value-type="float" office:value="0.247203"/>
          <table:table-cell office:value-type="float" office:value="0.0343006"/>
          <table:table-cell office:value-type="float" office:value="0.6911934"/>
          <table:table-cell office:value-type="float" office:value="0.247203"/>
          <table:table-cell office:value-type="float" office:value="0.0405006"/>
          <table:table-cell office:value-type="float" office:value="0.6911934"/>
          <table:table-cell office:value-type="float" office:value="0.247203"/>
          <table:table-cell office:value-type="float" office:value="0.0467006"/>
          <table:table-cell office:value-type="float" office:value="0.6911934"/>
          <table:table-cell office:value-type="float" office:value="0.247203"/>
          <table:table-cell office:value-type="float" office:value="0.0529006"/>
          <table:table-cell office:value-type="float" office:value="0.6849934"/>
          <table:table-cell office:value-type="float" office:value="0.247203"/>
          <table:table-cell office:value-type="float" office:value="0.0219006"/>
          <table:table-cell office:value-type="float" office:value="0.6849934"/>
          <table:table-cell office:value-type="float" office:value="0.247203"/>
          <table:table-cell office:value-type="float" office:value="0.0281006"/>
          <table:table-cell office:value-type="float" office:value="0.6849934"/>
          <table:table-cell office:value-type="float" office:value="0.247203"/>
          <table:table-cell office:value-type="float" office:value="0.0343006"/>
          <table:table-cell office:value-type="float" office:value="0.6849934"/>
          <table:table-cell office:value-type="float" office:value="0.247203"/>
          <table:table-cell office:value-type="float" office:value="0.0405006"/>
          <table:table-cell office:value-type="float" office:value="0.6849934"/>
          <table:table-cell office:value-type="float" office:value="0.247203"/>
          <table:table-cell office:value-type="float" office:value="0.0467006"/>
          <table:table-cell office:value-type="float" office:value="0.6849934"/>
          <table:table-cell office:value-type="float" office:value="0.247203"/>
          <table:table-cell office:value-type="float" office:value="0.0529006"/>
        </table:table-row>
        <table:table-row>
          <table:table-cell>
            <text:p>x_minus_5</text:p>
          </table:table-cell>
          <table:table-cell office:value-type="float" office:value="-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5:43</text:p>
          </table:table-cell>
          <table:table-cell office:value-type="float" office:value="0.0019936"/>
          <table:table-cell office:value-type="float" office:value="0.6870968"/>
          <table:table-cell office:value-type="float" office:value="0.6890904"/>
          <table:table-cell office:value-type="float" office:value="0.2472033"/>
          <table:table-cell office:value-type="float" office:value="0.0351034"/>
          <table:table-cell office:value-type="float" office:value="9"/>
          <table:table-cell office:value-type="float" office:value="0.9790061712265015"/>
          <table:table-cell office:value-type="float" office:value="0.08568999916315079"/>
          <table:table-cell office:value-type="float" office:value="0.8933161720633507"/>
          <table:table-cell office:value-type="float" office:value="0.4433928556740284"/>
          <table:table-cell office:value-type="float" office:value="0.31240821662617724"/>
          <table:table-cell office:value-type="float" office:value="0.7144561529159545"/>
          <table:table-cell office:value-type="float" office:value="0.1723295584321022"/>
          <table:table-cell office:value-type="float" office:value="0.5421265944838524"/>
          <table:table-cell office:value-type="float" office:value="0.6470784"/>
          <table:table-cell office:value-type="float" office:value="0.51291"/>
          <table:table-cell office:value-type="float" office:value="0.65313"/>
          <table:table-cell office:value-type="float" office:value="0.9790062"/>
          <table:table-cell office:value-type="float" office:value="0.7801562"/>
          <table:table-cell office:value-type="float" office:value="0.0324146"/>
          <table:table-cell office:value-type="float" office:value="0.1434754"/>
          <table:table-cell office:value-type="float" office:value="0.1623108"/>
          <table:table-cell office:value-type="float" office:value="0.18983"/>
          <table:table-cell office:value-type="float" office:value="0.2803416"/>
          <table:table-cell office:value-type="float" office:value="0.08569"/>
          <table:table-cell office:value-type="float" office:value="-0.0159408"/>
          <table:table-cell office:value-type="float" office:value="0.6901969"/>
          <table:table-cell office:value-type="float" office:value="0.2472033"/>
          <table:table-cell office:value-type="float" office:value="0.0219002"/>
          <table:table-cell office:value-type="float" office:value="0.6901969"/>
          <table:table-cell office:value-type="float" office:value="0.2472033"/>
          <table:table-cell office:value-type="float" office:value="0.0281002"/>
          <table:table-cell office:value-type="float" office:value="0.6901968"/>
          <table:table-cell office:value-type="float" office:value="0.2472033"/>
          <table:table-cell office:value-type="float" office:value="0.0343002"/>
          <table:table-cell office:value-type="float" office:value="0.6901968"/>
          <table:table-cell office:value-type="float" office:value="0.2472033"/>
          <table:table-cell office:value-type="float" office:value="0.0405002"/>
          <table:table-cell office:value-type="float" office:value="0.6901968"/>
          <table:table-cell office:value-type="float" office:value="0.2472032"/>
          <table:table-cell office:value-type="float" office:value="0.0467002"/>
          <table:table-cell office:value-type="float" office:value="0.6901967"/>
          <table:table-cell office:value-type="float" office:value="0.2472032"/>
          <table:table-cell office:value-type="float" office:value="0.0529002"/>
          <table:table-cell office:value-type="float" office:value="0.6839969"/>
          <table:table-cell office:value-type="float" office:value="0.2472033"/>
          <table:table-cell office:value-type="float" office:value="0.0219002"/>
          <table:table-cell office:value-type="float" office:value="0.6839969"/>
          <table:table-cell office:value-type="float" office:value="0.2472033"/>
          <table:table-cell office:value-type="float" office:value="0.0281002"/>
          <table:table-cell office:value-type="float" office:value="0.6839968"/>
          <table:table-cell office:value-type="float" office:value="0.2472033"/>
          <table:table-cell office:value-type="float" office:value="0.0343002"/>
          <table:table-cell office:value-type="float" office:value="0.6839968"/>
          <table:table-cell office:value-type="float" office:value="0.2472032"/>
          <table:table-cell office:value-type="float" office:value="0.0405002"/>
          <table:table-cell office:value-type="float" office:value="0.6839968"/>
          <table:table-cell office:value-type="float" office:value="0.2472032"/>
          <table:table-cell office:value-type="float" office:value="0.0467002"/>
          <table:table-cell office:value-type="float" office:value="0.6839967"/>
          <table:table-cell office:value-type="float" office:value="0.2472032"/>
          <table:table-cell office:value-type="float" office:value="0.0529002"/>
        </table:table-row>
        <table:table-row>
          <table:table-cell>
            <text:p>x_minus_6</text:p>
          </table:table-cell>
          <table:table-cell office:value-type="float" office:value="-0.0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5:56</text:p>
          </table:table-cell>
          <table:table-cell office:value-type="float" office:value="0.0025176"/>
          <table:table-cell office:value-type="float" office:value="0.6860883"/>
          <table:table-cell office:value-type="float" office:value="0.6886059"/>
          <table:table-cell office:value-type="float" office:value="0.2472103"/>
          <table:table-cell office:value-type="float" office:value="0.0353129"/>
          <table:table-cell office:value-type="float" office:value="8"/>
          <table:table-cell office:value-type="float" office:value="1.0224661827087402"/>
          <table:table-cell office:value-type="float" office:value="0.0"/>
          <table:table-cell office:value-type="float" office:value="1.0224661827087402"/>
          <table:table-cell office:value-type="float" office:value="0.40915786400437354"/>
          <table:table-cell office:value-type="float" office:value="0.35834938099272184"/>
          <table:table-cell office:value-type="float" office:value="0.7250341653823853"/>
          <table:table-cell office:value-type="float" office:value="0.09328156262636185"/>
          <table:table-cell office:value-type="float" office:value="0.6317526027560234"/>
          <table:table-cell office:value-type="float" office:value="0.6749584"/>
          <table:table-cell office:value-type="float" office:value="0.51332"/>
          <table:table-cell office:value-type="float" office:value="0.64206"/>
          <table:table-cell office:value-type="float" office:value="1.0224662"/>
          <table:table-cell office:value-type="float" office:value="0.7723662"/>
          <table:table-cell office:value-type="float" office:value="0.0324146"/>
          <table:table-cell office:value-type="float" office:value="0.1000154"/>
          <table:table-cell office:value-type="float" office:value="0.0905608"/>
          <table:table-cell office:value-type="float" office:value="0.12587"/>
          <table:table-cell office:value-type="float" office:value="0.1499616"/>
          <table:table-cell office:value-type="float" office:value="0.0"/>
          <table:table-cell office:value-type="float" office:value="-0.0151208"/>
          <table:table-cell office:value-type="float" office:value="0.6891883"/>
          <table:table-cell office:value-type="float" office:value="0.2472103"/>
          <table:table-cell office:value-type="float" office:value="0.0218997"/>
          <table:table-cell office:value-type="float" office:value="0.6891883"/>
          <table:table-cell office:value-type="float" office:value="0.2472103"/>
          <table:table-cell office:value-type="float" office:value="0.0280997"/>
          <table:table-cell office:value-type="float" office:value="0.6891883"/>
          <table:table-cell office:value-type="float" office:value="0.2472103"/>
          <table:table-cell office:value-type="float" office:value="0.0342997"/>
          <table:table-cell office:value-type="float" office:value="0.6891883"/>
          <table:table-cell office:value-type="float" office:value="0.2472103"/>
          <table:table-cell office:value-type="float" office:value="0.0404997"/>
          <table:table-cell office:value-type="float" office:value="0.6891883"/>
          <table:table-cell office:value-type="float" office:value="0.2472103"/>
          <table:table-cell office:value-type="float" office:value="0.0466997"/>
          <table:table-cell office:value-type="float" office:value="0.6891883"/>
          <table:table-cell office:value-type="float" office:value="0.2472103"/>
          <table:table-cell office:value-type="float" office:value="0.0528997"/>
          <table:table-cell office:value-type="float" office:value="0.6829883"/>
          <table:table-cell office:value-type="float" office:value="0.2472103"/>
          <table:table-cell office:value-type="float" office:value="0.0218997"/>
          <table:table-cell office:value-type="float" office:value="0.6829883"/>
          <table:table-cell office:value-type="float" office:value="0.2472103"/>
          <table:table-cell office:value-type="float" office:value="0.0280997"/>
          <table:table-cell office:value-type="float" office:value="0.6829883"/>
          <table:table-cell office:value-type="float" office:value="0.2472103"/>
          <table:table-cell office:value-type="float" office:value="0.0342997"/>
          <table:table-cell office:value-type="float" office:value="0.6829883"/>
          <table:table-cell office:value-type="float" office:value="0.2472103"/>
          <table:table-cell office:value-type="float" office:value="0.0404997"/>
          <table:table-cell office:value-type="float" office:value="0.6829883"/>
          <table:table-cell office:value-type="float" office:value="0.2472103"/>
          <table:table-cell office:value-type="float" office:value="0.0466997"/>
          <table:table-cell office:value-type="float" office:value="0.6829883"/>
          <table:table-cell office:value-type="float" office:value="0.2472103"/>
          <table:table-cell office:value-type="float" office:value="0.0528997"/>
        </table:table-row>
        <table:table-row>
          <table:table-cell>
            <text:p>x_minus_7</text:p>
          </table:table-cell>
          <table:table-cell office:value-type="float" office:value="-0.0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6:08</text:p>
          </table:table-cell>
          <table:table-cell office:value-type="float" office:value="0.0031"/>
          <table:table-cell office:value-type="float" office:value="0.6850996"/>
          <table:table-cell office:value-type="float" office:value="0.6881996"/>
          <table:table-cell office:value-type="float" office:value="0.2472034"/>
          <table:table-cell office:value-type="float" office:value="0.0350371"/>
          <table:table-cell office:value-type="float" office:value="5"/>
          <table:table-cell office:value-type="float" office:value="1.0589561462402344"/>
          <table:table-cell office:value-type="float" office:value="-0.052480001002550125"/>
          <table:table-cell office:value-type="float" office:value="1.1114361472427845"/>
          <table:table-cell office:value-type="float" office:value="0.3868538534268737"/>
          <table:table-cell office:value-type="float" office:value="0.4005614729761761"/>
          <table:table-cell office:value-type="float" office:value="0.7465181469917297"/>
          <table:table-cell office:value-type="float" office:value="0.027189559862017633"/>
          <table:table-cell office:value-type="float" office:value="0.719328587129712"/>
          <table:table-cell office:value-type="float" office:value="0.7372784"/>
          <table:table-cell office:value-type="float" office:value="0.55678"/>
          <table:table-cell office:value-type="float" office:value="0.67158"/>
          <table:table-cell office:value-type="float" office:value="1.0589561"/>
          <table:table-cell office:value-type="float" office:value="0.7079962"/>
          <table:table-cell office:value-type="float" office:value="0.0320046"/>
          <table:table-cell office:value-type="float" office:value="0.0495854"/>
          <table:table-cell office:value-type="float" office:value="0.0171708"/>
          <table:table-cell office:value-type="float" office:value="0.04592"/>
          <table:table-cell office:value-type="float" office:value="0.0757516"/>
          <table:table-cell office:value-type="float" office:value="-0.05248"/>
          <table:table-cell office:value-type="float" office:value="-0.0155308"/>
          <table:table-cell office:value-type="float" office:value="0.6881995"/>
          <table:table-cell office:value-type="float" office:value="0.2472034"/>
          <table:table-cell office:value-type="float" office:value="0.0219003"/>
          <table:table-cell office:value-type="float" office:value="0.6881996"/>
          <table:table-cell office:value-type="float" office:value="0.2472034"/>
          <table:table-cell office:value-type="float" office:value="0.0281003"/>
          <table:table-cell office:value-type="float" office:value="0.6881996"/>
          <table:table-cell office:value-type="float" office:value="0.2472034"/>
          <table:table-cell office:value-type="float" office:value="0.0343003"/>
          <table:table-cell office:value-type="float" office:value="0.6881996"/>
          <table:table-cell office:value-type="float" office:value="0.2472033"/>
          <table:table-cell office:value-type="float" office:value="0.0405003"/>
          <table:table-cell office:value-type="float" office:value="0.6881997"/>
          <table:table-cell office:value-type="float" office:value="0.2472033"/>
          <table:table-cell office:value-type="float" office:value="0.0467003"/>
          <table:table-cell office:value-type="float" office:value="0.6881997"/>
          <table:table-cell office:value-type="float" office:value="0.2472032"/>
          <table:table-cell office:value-type="float" office:value="0.0529003"/>
          <table:table-cell office:value-type="float" office:value="0.6819995"/>
          <table:table-cell office:value-type="float" office:value="0.2472034"/>
          <table:table-cell office:value-type="float" office:value="0.0219003"/>
          <table:table-cell office:value-type="float" office:value="0.6819996"/>
          <table:table-cell office:value-type="float" office:value="0.2472034"/>
          <table:table-cell office:value-type="float" office:value="0.0281003"/>
          <table:table-cell office:value-type="float" office:value="0.6819996"/>
          <table:table-cell office:value-type="float" office:value="0.2472033"/>
          <table:table-cell office:value-type="float" office:value="0.0343003"/>
          <table:table-cell office:value-type="float" office:value="0.6819996"/>
          <table:table-cell office:value-type="float" office:value="0.2472033"/>
          <table:table-cell office:value-type="float" office:value="0.0405003"/>
          <table:table-cell office:value-type="float" office:value="0.6819997"/>
          <table:table-cell office:value-type="float" office:value="0.2472032"/>
          <table:table-cell office:value-type="float" office:value="0.0467003"/>
          <table:table-cell office:value-type="float" office:value="0.6819997"/>
          <table:table-cell office:value-type="float" office:value="0.2472032"/>
          <table:table-cell office:value-type="float" office:value="0.0529003"/>
        </table:table-row>
        <table:table-row>
          <table:table-cell>
            <text:p>x_minus_8</text:p>
          </table:table-cell>
          <table:table-cell office:value-type="float" office:value="-0.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6:21</text:p>
          </table:table-cell>
          <table:table-cell office:value-type="float" office:value="0.0031"/>
          <table:table-cell office:value-type="float" office:value="0.684097"/>
          <table:table-cell office:value-type="float" office:value="0.687197"/>
          <table:table-cell office:value-type="float" office:value="0.2472071"/>
          <table:table-cell office:value-type="float" office:value="0.0346572"/>
          <table:table-cell office:value-type="float" office:value="5"/>
          <table:table-cell office:value-type="float" office:value="1.024516224861145"/>
          <table:table-cell office:value-type="float" office:value="-0.10700999945402145"/>
          <table:table-cell office:value-type="float" office:value="1.1315262243151665"/>
          <table:table-cell office:value-type="float" office:value="0.33113486161455513"/>
          <table:table-cell office:value-type="float" office:value="0.40744935177479547"/>
          <table:table-cell office:value-type="float" office:value="0.696170163154602"/>
          <table:table-cell office:value-type="float" office:value="-0.03390043992549181"/>
          <table:table-cell office:value-type="float" office:value="0.7300706030800939"/>
          <table:table-cell office:value-type="float" office:value="0.7098084"/>
          <table:table-cell office:value-type="float" office:value="0.53587"/>
          <table:table-cell office:value-type="float" office:value="0.64575"/>
          <table:table-cell office:value-type="float" office:value="1.0245162"/>
          <table:table-cell office:value-type="float" office:value="0.5649062"/>
          <table:table-cell office:value-type="float" office:value="0.0320046"/>
          <table:table-cell office:value-type="float" office:value="0.0106354"/>
          <table:table-cell office:value-type="float" office:value="-0.0435092"/>
          <table:table-cell office:value-type="float" office:value="-0.01722"/>
          <table:table-cell office:value-type="float" office:value="-0.0123984"/>
          <table:table-cell office:value-type="float" office:value="-0.10701"/>
          <table:table-cell office:value-type="float" office:value="-0.0143008"/>
          <table:table-cell office:value-type="float" office:value="0.6871969"/>
          <table:table-cell office:value-type="float" office:value="0.2472071"/>
          <table:table-cell office:value-type="float" office:value="0.021903"/>
          <table:table-cell office:value-type="float" office:value="0.6871969"/>
          <table:table-cell office:value-type="float" office:value="0.2472071"/>
          <table:table-cell office:value-type="float" office:value="0.028103"/>
          <table:table-cell office:value-type="float" office:value="0.687197"/>
          <table:table-cell office:value-type="float" office:value="0.2472071"/>
          <table:table-cell office:value-type="float" office:value="0.034303"/>
          <table:table-cell office:value-type="float" office:value="0.687197"/>
          <table:table-cell office:value-type="float" office:value="0.2472071"/>
          <table:table-cell office:value-type="float" office:value="0.040503"/>
          <table:table-cell office:value-type="float" office:value="0.687197"/>
          <table:table-cell office:value-type="float" office:value="0.2472071"/>
          <table:table-cell office:value-type="float" office:value="0.046703"/>
          <table:table-cell office:value-type="float" office:value="0.687197"/>
          <table:table-cell office:value-type="float" office:value="0.2472072"/>
          <table:table-cell office:value-type="float" office:value="0.052903"/>
          <table:table-cell office:value-type="float" office:value="0.6809969"/>
          <table:table-cell office:value-type="float" office:value="0.2472071"/>
          <table:table-cell office:value-type="float" office:value="0.021903"/>
          <table:table-cell office:value-type="float" office:value="0.6809969"/>
          <table:table-cell office:value-type="float" office:value="0.2472071"/>
          <table:table-cell office:value-type="float" office:value="0.028103"/>
          <table:table-cell office:value-type="float" office:value="0.680997"/>
          <table:table-cell office:value-type="float" office:value="0.2472071"/>
          <table:table-cell office:value-type="float" office:value="0.034303"/>
          <table:table-cell office:value-type="float" office:value="0.680997"/>
          <table:table-cell office:value-type="float" office:value="0.2472071"/>
          <table:table-cell office:value-type="float" office:value="0.040503"/>
          <table:table-cell office:value-type="float" office:value="0.680997"/>
          <table:table-cell office:value-type="float" office:value="0.2472071"/>
          <table:table-cell office:value-type="float" office:value="0.046703"/>
          <table:table-cell office:value-type="float" office:value="0.680997"/>
          <table:table-cell office:value-type="float" office:value="0.2472072"/>
          <table:table-cell office:value-type="float" office:value="0.052903"/>
        </table:table-row>
        <table:table-row>
          <table:table-cell>
            <text:p>x_minus_9</text:p>
          </table:table-cell>
          <table:table-cell office:value-type="float" office:value="-0.0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6:34</text:p>
          </table:table-cell>
          <table:table-cell office:value-type="float" office:value="0.0031"/>
          <table:table-cell office:value-type="float" office:value="0.6830934"/>
          <table:table-cell office:value-type="float" office:value="0.6861934"/>
          <table:table-cell office:value-type="float" office:value="0.2472116"/>
          <table:table-cell office:value-type="float" office:value="0.03452"/>
          <table:table-cell office:value-type="float" office:value="5"/>
          <table:table-cell office:value-type="float" office:value="0.9273462295532227"/>
          <table:table-cell office:value-type="float" office:value="-0.12915000319480896"/>
          <table:table-cell office:value-type="float" office:value="1.0564962327480316"/>
          <table:table-cell office:value-type="float" office:value="0.27873686496168376"/>
          <table:table-cell office:value-type="float" office:value="0.3784952149087608"/>
          <table:table-cell office:value-type="float" office:value="0.6164661705493927"/>
          <table:table-cell office:value-type="float" office:value="-0.0589924406260252"/>
          <table:table-cell office:value-type="float" office:value="0.6754586111754178"/>
          <table:table-cell office:value-type="float" office:value="0.6278084"/>
          <table:table-cell office:value-type="float" office:value="0.48093"/>
          <table:table-cell office:value-type="float" office:value="0.58753"/>
          <table:table-cell office:value-type="float" office:value="0.9273462"/>
          <table:table-cell office:value-type="float" office:value="0.4587162"/>
          <table:table-cell office:value-type="float" office:value="0.0315946"/>
          <table:table-cell office:value-type="float" office:value="-0.0106846"/>
          <table:table-cell office:value-type="float" office:value="-0.0685192"/>
          <table:table-cell office:value-type="float" office:value="-0.041"/>
          <table:table-cell office:value-type="float" office:value="-0.0456084"/>
          <table:table-cell office:value-type="float" office:value="-0.12915"/>
          <table:table-cell office:value-type="float" office:value="-0.0151208"/>
          <table:table-cell office:value-type="float" office:value="0.6861934"/>
          <table:table-cell office:value-type="float" office:value="0.2472116"/>
          <table:table-cell office:value-type="float" office:value="0.0219023"/>
          <table:table-cell office:value-type="float" office:value="0.6861934"/>
          <table:table-cell office:value-type="float" office:value="0.2472116"/>
          <table:table-cell office:value-type="float" office:value="0.0281023"/>
          <table:table-cell office:value-type="float" office:value="0.6861934"/>
          <table:table-cell office:value-type="float" office:value="0.2472116"/>
          <table:table-cell office:value-type="float" office:value="0.0343023"/>
          <table:table-cell office:value-type="float" office:value="0.6861934"/>
          <table:table-cell office:value-type="float" office:value="0.2472116"/>
          <table:table-cell office:value-type="float" office:value="0.0405023"/>
          <table:table-cell office:value-type="float" office:value="0.6861935"/>
          <table:table-cell office:value-type="float" office:value="0.2472116"/>
          <table:table-cell office:value-type="float" office:value="0.0467023"/>
          <table:table-cell office:value-type="float" office:value="0.6861935"/>
          <table:table-cell office:value-type="float" office:value="0.2472116"/>
          <table:table-cell office:value-type="float" office:value="0.0529023"/>
          <table:table-cell office:value-type="float" office:value="0.6799934"/>
          <table:table-cell office:value-type="float" office:value="0.2472116"/>
          <table:table-cell office:value-type="float" office:value="0.0219023"/>
          <table:table-cell office:value-type="float" office:value="0.6799934"/>
          <table:table-cell office:value-type="float" office:value="0.2472116"/>
          <table:table-cell office:value-type="float" office:value="0.0281023"/>
          <table:table-cell office:value-type="float" office:value="0.6799934"/>
          <table:table-cell office:value-type="float" office:value="0.2472116"/>
          <table:table-cell office:value-type="float" office:value="0.0343023"/>
          <table:table-cell office:value-type="float" office:value="0.6799934"/>
          <table:table-cell office:value-type="float" office:value="0.2472116"/>
          <table:table-cell office:value-type="float" office:value="0.0405023"/>
          <table:table-cell office:value-type="float" office:value="0.6799935"/>
          <table:table-cell office:value-type="float" office:value="0.2472116"/>
          <table:table-cell office:value-type="float" office:value="0.0467023"/>
          <table:table-cell office:value-type="float" office:value="0.6799935"/>
          <table:table-cell office:value-type="float" office:value="0.2472116"/>
          <table:table-cell office:value-type="float" office:value="0.0529023"/>
        </table:table-row>
        <table:table-row>
          <table:table-cell>
            <text:p>x_minus_10</text:p>
          </table:table-cell>
          <table:table-cell office:value-type="float" office:value="-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6:47</text:p>
          </table:table-cell>
          <table:table-cell office:value-type="float" office:value="0.0031"/>
          <table:table-cell office:value-type="float" office:value="0.6820973"/>
          <table:table-cell office:value-type="float" office:value="0.6851973"/>
          <table:table-cell office:value-type="float" office:value="0.2472051"/>
          <table:table-cell office:value-type="float" office:value="0.0287489"/>
          <table:table-cell office:value-type="float" office:value="4"/>
          <table:table-cell office:value-type="float" office:value="0.33916839957237244"/>
          <table:table-cell office:value-type="float" office:value="-0.17219999432563782"/>
          <table:table-cell office:value-type="float" office:value="0.5113683938980103"/>
          <table:table-cell office:value-type="float" office:value="0.024208862334489822"/>
          <table:table-cell office:value-type="float" office:value="0.16839281620707092"/>
          <table:table-cell office:value-type="float" office:value="0.16923816204071046"/>
          <table:table-cell office:value-type="float" office:value="-0.1208204373717308"/>
          <table:table-cell office:value-type="float" office:value="0.2900585994124413"/>
          <table:table-cell office:value-type="float" office:value="0.3391684"/>
          <table:table-cell office:value-type="float" office:value="0.13448"/>
          <table:table-cell office:value-type="float" office:value="0.16728"/>
          <table:table-cell office:value-type="float" office:value="0.1262062"/>
          <table:table-cell office:value-type="float" office:value="0.0790562"/>
          <table:table-cell office:value-type="float" office:value="0.0287246"/>
          <table:table-cell office:value-type="float" office:value="-0.0832546"/>
          <table:table-cell office:value-type="float" office:value="-0.1328892"/>
          <table:table-cell office:value-type="float" office:value="-0.09635"/>
          <table:table-cell office:value-type="float" office:value="-0.1194084"/>
          <table:table-cell office:value-type="float" office:value="-0.1722"/>
          <table:table-cell office:value-type="float" office:value="-0.0155308"/>
          <table:table-cell office:value-type="float" office:value="0.6851973"/>
          <table:table-cell office:value-type="float" office:value="0.2472051"/>
          <table:table-cell office:value-type="float" office:value="0.0218981"/>
          <table:table-cell office:value-type="float" office:value="0.6851973"/>
          <table:table-cell office:value-type="float" office:value="0.2472051"/>
          <table:table-cell office:value-type="float" office:value="0.0280981"/>
          <table:table-cell office:value-type="float" office:value="0.6851973"/>
          <table:table-cell office:value-type="float" office:value="0.2472052"/>
          <table:table-cell office:value-type="float" office:value="0.0342981"/>
          <table:table-cell office:value-type="float" office:value="0.6851972"/>
          <table:table-cell office:value-type="float" office:value="0.2472052"/>
          <table:table-cell office:value-type="float" office:value="0.0404981"/>
          <table:table-cell office:value-type="float" office:value="0.6851972"/>
          <table:table-cell office:value-type="float" office:value="0.2472053"/>
          <table:table-cell office:value-type="float" office:value="0.0466981"/>
          <table:table-cell office:value-type="float" office:value="0.6851972"/>
          <table:table-cell office:value-type="float" office:value="0.2472053"/>
          <table:table-cell office:value-type="float" office:value="0.0528981"/>
          <table:table-cell office:value-type="float" office:value="0.6789973"/>
          <table:table-cell office:value-type="float" office:value="0.2472051"/>
          <table:table-cell office:value-type="float" office:value="0.0218981"/>
          <table:table-cell office:value-type="float" office:value="0.6789973"/>
          <table:table-cell office:value-type="float" office:value="0.2472051"/>
          <table:table-cell office:value-type="float" office:value="0.0280981"/>
          <table:table-cell office:value-type="float" office:value="0.6789973"/>
          <table:table-cell office:value-type="float" office:value="0.2472051"/>
          <table:table-cell office:value-type="float" office:value="0.0342981"/>
          <table:table-cell office:value-type="float" office:value="0.6789972"/>
          <table:table-cell office:value-type="float" office:value="0.2472052"/>
          <table:table-cell office:value-type="float" office:value="0.0404981"/>
          <table:table-cell office:value-type="float" office:value="0.6789972"/>
          <table:table-cell office:value-type="float" office:value="0.2472052"/>
          <table:table-cell office:value-type="float" office:value="0.0466981"/>
          <table:table-cell office:value-type="float" office:value="0.6789972"/>
          <table:table-cell office:value-type="float" office:value="0.2472053"/>
          <table:table-cell office:value-type="float" office:value="0.0528981"/>
        </table:table-row>
        <table:table-row>
          <table:table-cell>
            <text:p>y_plus_1</text:p>
          </table:table-cell>
          <table:table-cell office:value-type="float" office:value="0.0"/>
          <table:table-cell office:value-type="float" office:value="0.0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6:59</text:p>
          </table:table-cell>
          <table:table-cell office:value-type="float" office:value="-3.85e-05"/>
          <table:table-cell office:value-type="float" office:value="0.6920778"/>
          <table:table-cell office:value-type="float" office:value="0.6920393"/>
          <table:table-cell office:value-type="float" office:value="0.2481993"/>
          <table:table-cell office:value-type="float" office:value="0.0373772"/>
          <table:table-cell office:value-type="float" office:value="10"/>
          <table:table-cell office:value-type="float" office:value="0.8969815969467163"/>
          <table:table-cell office:value-type="float" office:value="0.2787753939628601"/>
          <table:table-cell office:value-type="float" office:value="0.6182062029838562"/>
          <table:table-cell office:value-type="float" office:value="0.5506488591432571"/>
          <table:table-cell office:value-type="float" office:value="0.23565186066369273"/>
          <table:table-cell office:value-type="float" office:value="0.5438141584396362"/>
          <table:table-cell office:value-type="float" office:value="0.557483559846878"/>
          <table:table-cell office:value-type="float" office:value="0.013669401407241821"/>
          <table:table-cell office:value-type="float" office:value="0.4662684"/>
          <table:table-cell office:value-type="float" office:value="0.32636"/>
          <table:table-cell office:value-type="float" office:value="0.45838"/>
          <table:table-cell office:value-type="float" office:value="0.7100462"/>
          <table:table-cell office:value-type="float" office:value="0.7580162"/>
          <table:table-cell office:value-type="float" office:value="0.0311846"/>
          <table:table-cell office:value-type="float" office:value="0.2787754"/>
          <table:table-cell office:value-type="float" office:value="0.3320508"/>
          <table:table-cell office:value-type="float" office:value="0.40754"/>
          <table:table-cell office:value-type="float" office:value="0.8969816"/>
          <table:table-cell office:value-type="float" office:value="0.87207"/>
          <table:table-cell office:value-type="float" office:value="-0.0171708"/>
          <table:table-cell office:value-type="float" office:value="0.6951777"/>
          <table:table-cell office:value-type="float" office:value="0.2481993"/>
          <table:table-cell office:value-type="float" office:value="0.0219161"/>
          <table:table-cell office:value-type="float" office:value="0.6951777"/>
          <table:table-cell office:value-type="float" office:value="0.2481993"/>
          <table:table-cell office:value-type="float" office:value="0.0281161"/>
          <table:table-cell office:value-type="float" office:value="0.6951778"/>
          <table:table-cell office:value-type="float" office:value="0.2481993"/>
          <table:table-cell office:value-type="float" office:value="0.0343161"/>
          <table:table-cell office:value-type="float" office:value="0.6951778"/>
          <table:table-cell office:value-type="float" office:value="0.2481993"/>
          <table:table-cell office:value-type="float" office:value="0.0405161"/>
          <table:table-cell office:value-type="float" office:value="0.6951778"/>
          <table:table-cell office:value-type="float" office:value="0.2481993"/>
          <table:table-cell office:value-type="float" office:value="0.0467161"/>
          <table:table-cell office:value-type="float" office:value="0.6951778"/>
          <table:table-cell office:value-type="float" office:value="0.2481993"/>
          <table:table-cell office:value-type="float" office:value="0.0529161"/>
          <table:table-cell office:value-type="float" office:value="0.6889777"/>
          <table:table-cell office:value-type="float" office:value="0.2481993"/>
          <table:table-cell office:value-type="float" office:value="0.0219161"/>
          <table:table-cell office:value-type="float" office:value="0.6889777"/>
          <table:table-cell office:value-type="float" office:value="0.2481993"/>
          <table:table-cell office:value-type="float" office:value="0.0281161"/>
          <table:table-cell office:value-type="float" office:value="0.6889778"/>
          <table:table-cell office:value-type="float" office:value="0.2481993"/>
          <table:table-cell office:value-type="float" office:value="0.0343161"/>
          <table:table-cell office:value-type="float" office:value="0.6889778"/>
          <table:table-cell office:value-type="float" office:value="0.2481993"/>
          <table:table-cell office:value-type="float" office:value="0.0405161"/>
          <table:table-cell office:value-type="float" office:value="0.6889778"/>
          <table:table-cell office:value-type="float" office:value="0.2481993"/>
          <table:table-cell office:value-type="float" office:value="0.0467161"/>
          <table:table-cell office:value-type="float" office:value="0.6889778"/>
          <table:table-cell office:value-type="float" office:value="0.2481993"/>
          <table:table-cell office:value-type="float" office:value="0.0529161"/>
        </table:table-row>
        <table:table-row>
          <table:table-cell>
            <text:p>y_plus_2</text:p>
          </table:table-cell>
          <table:table-cell office:value-type="float" office:value="0.0"/>
          <table:table-cell office:value-type="float" office:value="0.0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7:12</text:p>
          </table:table-cell>
          <table:table-cell office:value-type="float" office:value="-5.22e-05"/>
          <table:table-cell office:value-type="float" office:value="0.6920962"/>
          <table:table-cell office:value-type="float" office:value="0.692044"/>
          <table:table-cell office:value-type="float" office:value="0.2492023"/>
          <table:table-cell office:value-type="float" office:value="0.0373247"/>
          <table:table-cell office:value-type="float" office:value="10"/>
          <table:table-cell office:value-type="float" office:value="0.9196299910545349"/>
          <table:table-cell office:value-type="float" office:value="0.2984553873538971"/>
          <table:table-cell office:value-type="float" office:value="0.6211746037006378"/>
          <table:table-cell office:value-type="float" office:value="0.5611448585987091"/>
          <table:table-cell office:value-type="float" office:value="0.23698799498458945"/>
          <table:table-cell office:value-type="float" office:value="0.5516861617565155"/>
          <table:table-cell office:value-type="float" office:value="0.5706035554409027"/>
          <table:table-cell office:value-type="float" office:value="0.018917393684387163"/>
          <table:table-cell office:value-type="float" office:value="0.4871784"/>
          <table:table-cell office:value-type="float" office:value="0.33374"/>
          <table:table-cell office:value-type="float" office:value="0.4592"/>
          <table:table-cell office:value-type="float" office:value="0.6940562"/>
          <table:table-cell office:value-type="float" office:value="0.7842562"/>
          <table:table-cell office:value-type="float" office:value="0.0324146"/>
          <table:table-cell office:value-type="float" office:value="0.2984554"/>
          <table:table-cell office:value-type="float" office:value="0.3423008"/>
          <table:table-cell office:value-type="float" office:value="0.41123"/>
          <table:table-cell office:value-type="float" office:value="0.8814016"/>
          <table:table-cell office:value-type="float" office:value="0.91963"/>
          <table:table-cell office:value-type="float" office:value="-0.0147108"/>
          <table:table-cell office:value-type="float" office:value="0.6951962"/>
          <table:table-cell office:value-type="float" office:value="0.2492023"/>
          <table:table-cell office:value-type="float" office:value="0.0219018"/>
          <table:table-cell office:value-type="float" office:value="0.6951962"/>
          <table:table-cell office:value-type="float" office:value="0.2492023"/>
          <table:table-cell office:value-type="float" office:value="0.0281018"/>
          <table:table-cell office:value-type="float" office:value="0.6951962"/>
          <table:table-cell office:value-type="float" office:value="0.2492023"/>
          <table:table-cell office:value-type="float" office:value="0.0343018"/>
          <table:table-cell office:value-type="float" office:value="0.6951962"/>
          <table:table-cell office:value-type="float" office:value="0.2492024"/>
          <table:table-cell office:value-type="float" office:value="0.0405018"/>
          <table:table-cell office:value-type="float" office:value="0.6951962"/>
          <table:table-cell office:value-type="float" office:value="0.2492024"/>
          <table:table-cell office:value-type="float" office:value="0.0467018"/>
          <table:table-cell office:value-type="float" office:value="0.6951962"/>
          <table:table-cell office:value-type="float" office:value="0.2492024"/>
          <table:table-cell office:value-type="float" office:value="0.0529018"/>
          <table:table-cell office:value-type="float" office:value="0.6889962"/>
          <table:table-cell office:value-type="float" office:value="0.2492023"/>
          <table:table-cell office:value-type="float" office:value="0.0219018"/>
          <table:table-cell office:value-type="float" office:value="0.6889962"/>
          <table:table-cell office:value-type="float" office:value="0.2492023"/>
          <table:table-cell office:value-type="float" office:value="0.0281018"/>
          <table:table-cell office:value-type="float" office:value="0.6889962"/>
          <table:table-cell office:value-type="float" office:value="0.2492023"/>
          <table:table-cell office:value-type="float" office:value="0.0343018"/>
          <table:table-cell office:value-type="float" office:value="0.6889962"/>
          <table:table-cell office:value-type="float" office:value="0.2492023"/>
          <table:table-cell office:value-type="float" office:value="0.0405018"/>
          <table:table-cell office:value-type="float" office:value="0.6889962"/>
          <table:table-cell office:value-type="float" office:value="0.2492024"/>
          <table:table-cell office:value-type="float" office:value="0.0467018"/>
          <table:table-cell office:value-type="float" office:value="0.6889962"/>
          <table:table-cell office:value-type="float" office:value="0.2492024"/>
          <table:table-cell office:value-type="float" office:value="0.0529018"/>
        </table:table-row>
        <table:table-row>
          <table:table-cell>
            <text:p>y_plus_3</text:p>
          </table:table-cell>
          <table:table-cell office:value-type="float" office:value="0.0"/>
          <table:table-cell office:value-type="float" office:value="0.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7:25</text:p>
          </table:table-cell>
          <table:table-cell office:value-type="float" office:value="-4.68e-05"/>
          <table:table-cell office:value-type="float" office:value="0.692093"/>
          <table:table-cell office:value-type="float" office:value="0.6920462"/>
          <table:table-cell office:value-type="float" office:value="0.2502026"/>
          <table:table-cell office:value-type="float" office:value="0.0366645"/>
          <table:table-cell office:value-type="float" office:value="10"/>
          <table:table-cell office:value-type="float" office:value="0.8596715927124023"/>
          <table:table-cell office:value-type="float" office:value="0.33986538648605347"/>
          <table:table-cell office:value-type="float" office:value="0.5198062062263489"/>
          <table:table-cell office:value-type="float" office:value="0.5480658560991287"/>
          <table:table-cell office:value-type="float" office:value="0.19393570499623497"/>
          <table:table-cell office:value-type="float" office:value="0.5397961616516114"/>
          <table:table-cell office:value-type="float" office:value="0.5563355505466461"/>
          <table:table-cell office:value-type="float" office:value="0.0165393888950347"/>
          <table:table-cell office:value-type="float" office:value="0.5203884"/>
          <table:table-cell office:value-type="float" office:value="0.34235"/>
          <table:table-cell office:value-type="float" office:value="0.46494"/>
          <table:table-cell office:value-type="float" office:value="0.6719162"/>
          <table:table-cell office:value-type="float" office:value="0.6993862"/>
          <table:table-cell office:value-type="float" office:value="0.0336446"/>
          <table:table-cell office:value-type="float" office:value="0.3398654"/>
          <table:table-cell office:value-type="float" office:value="0.3669008"/>
          <table:table-cell office:value-type="float" office:value="0.42066"/>
          <table:table-cell office:value-type="float" office:value="0.8596716"/>
          <table:table-cell office:value-type="float" office:value="0.79458"/>
          <table:table-cell office:value-type="float" office:value="-0.0122508"/>
          <table:table-cell office:value-type="float" office:value="0.6951929"/>
          <table:table-cell office:value-type="float" office:value="0.2502025"/>
          <table:table-cell office:value-type="float" office:value="0.0219005"/>
          <table:table-cell office:value-type="float" office:value="0.6951929"/>
          <table:table-cell office:value-type="float" office:value="0.2502025"/>
          <table:table-cell office:value-type="float" office:value="0.0281005"/>
          <table:table-cell office:value-type="float" office:value="0.695193"/>
          <table:table-cell office:value-type="float" office:value="0.2502026"/>
          <table:table-cell office:value-type="float" office:value="0.0343005"/>
          <table:table-cell office:value-type="float" office:value="0.695193"/>
          <table:table-cell office:value-type="float" office:value="0.2502026"/>
          <table:table-cell office:value-type="float" office:value="0.0405005"/>
          <table:table-cell office:value-type="float" office:value="0.695193"/>
          <table:table-cell office:value-type="float" office:value="0.2502026"/>
          <table:table-cell office:value-type="float" office:value="0.0467005"/>
          <table:table-cell office:value-type="float" office:value="0.695193"/>
          <table:table-cell office:value-type="float" office:value="0.2502026"/>
          <table:table-cell office:value-type="float" office:value="0.0529005"/>
          <table:table-cell office:value-type="float" office:value="0.6889929"/>
          <table:table-cell office:value-type="float" office:value="0.2502025"/>
          <table:table-cell office:value-type="float" office:value="0.0219005"/>
          <table:table-cell office:value-type="float" office:value="0.6889929"/>
          <table:table-cell office:value-type="float" office:value="0.2502025"/>
          <table:table-cell office:value-type="float" office:value="0.0281005"/>
          <table:table-cell office:value-type="float" office:value="0.688993"/>
          <table:table-cell office:value-type="float" office:value="0.2502025"/>
          <table:table-cell office:value-type="float" office:value="0.0343005"/>
          <table:table-cell office:value-type="float" office:value="0.688993"/>
          <table:table-cell office:value-type="float" office:value="0.2502026"/>
          <table:table-cell office:value-type="float" office:value="0.0405005"/>
          <table:table-cell office:value-type="float" office:value="0.688993"/>
          <table:table-cell office:value-type="float" office:value="0.2502026"/>
          <table:table-cell office:value-type="float" office:value="0.0467005"/>
          <table:table-cell office:value-type="float" office:value="0.688993"/>
          <table:table-cell office:value-type="float" office:value="0.2502026"/>
          <table:table-cell office:value-type="float" office:value="0.0529005"/>
        </table:table-row>
        <table:table-row>
          <table:table-cell>
            <text:p>y_minus_1</text:p>
          </table:table-cell>
          <table:table-cell office:value-type="float" office:value="-0.0"/>
          <table:table-cell office:value-type="float" office:value="-0.0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7:38</text:p>
          </table:table-cell>
          <table:table-cell office:value-type="float" office:value="-3.71e-05"/>
          <table:table-cell office:value-type="float" office:value="0.692098"/>
          <table:table-cell office:value-type="float" office:value="0.6920608"/>
          <table:table-cell office:value-type="float" office:value="0.2462054"/>
          <table:table-cell office:value-type="float" office:value="0.037818"/>
          <table:table-cell office:value-type="float" office:value="10"/>
          <table:table-cell office:value-type="float" office:value="0.9699615836143494"/>
          <table:table-cell office:value-type="float" office:value="0.23818540573120117"/>
          <table:table-cell office:value-type="float" office:value="0.7317761778831482"/>
          <table:table-cell office:value-type="float" office:value="0.5530678629875183"/>
          <table:table-cell office:value-type="float" office:value="0.26833094862145934"/>
          <table:table-cell office:value-type="float" office:value="0.5464381635189056"/>
          <table:table-cell office:value-type="float" office:value="0.559697562456131"/>
          <table:table-cell office:value-type="float" office:value="0.013259398937225386"/>
          <table:table-cell office:value-type="float" office:value="0.4195284"/>
          <table:table-cell office:value-type="float" office:value="0.30381"/>
          <table:table-cell office:value-type="float" office:value="0.4633"/>
          <table:table-cell office:value-type="float" office:value="0.7612962"/>
          <table:table-cell office:value-type="float" office:value="0.7842562"/>
          <table:table-cell office:value-type="float" office:value="0.0332346"/>
          <table:table-cell office:value-type="float" office:value="0.2381854"/>
          <table:table-cell office:value-type="float" office:value="0.3025308"/>
          <table:table-cell office:value-type="float" office:value="0.40836"/>
          <table:table-cell office:value-type="float" office:value="0.9699616"/>
          <table:table-cell office:value-type="float" office:value="0.87945"/>
          <table:table-cell office:value-type="float" office:value="-0.0151208"/>
          <table:table-cell office:value-type="float" office:value="0.6951979"/>
          <table:table-cell office:value-type="float" office:value="0.2462053"/>
          <table:table-cell office:value-type="float" office:value="0.0219015"/>
          <table:table-cell office:value-type="float" office:value="0.6951979"/>
          <table:table-cell office:value-type="float" office:value="0.2462053"/>
          <table:table-cell office:value-type="float" office:value="0.0281015"/>
          <table:table-cell office:value-type="float" office:value="0.695198"/>
          <table:table-cell office:value-type="float" office:value="0.2462054"/>
          <table:table-cell office:value-type="float" office:value="0.0343015"/>
          <table:table-cell office:value-type="float" office:value="0.695198"/>
          <table:table-cell office:value-type="float" office:value="0.2462054"/>
          <table:table-cell office:value-type="float" office:value="0.0405015"/>
          <table:table-cell office:value-type="float" office:value="0.695198"/>
          <table:table-cell office:value-type="float" office:value="0.2462054"/>
          <table:table-cell office:value-type="float" office:value="0.0467015"/>
          <table:table-cell office:value-type="float" office:value="0.6951981"/>
          <table:table-cell office:value-type="float" office:value="0.2462055"/>
          <table:table-cell office:value-type="float" office:value="0.0529015"/>
          <table:table-cell office:value-type="float" office:value="0.6889979"/>
          <table:table-cell office:value-type="float" office:value="0.2462053"/>
          <table:table-cell office:value-type="float" office:value="0.0219015"/>
          <table:table-cell office:value-type="float" office:value="0.6889979"/>
          <table:table-cell office:value-type="float" office:value="0.2462053"/>
          <table:table-cell office:value-type="float" office:value="0.0281015"/>
          <table:table-cell office:value-type="float" office:value="0.688998"/>
          <table:table-cell office:value-type="float" office:value="0.2462054"/>
          <table:table-cell office:value-type="float" office:value="0.0343015"/>
          <table:table-cell office:value-type="float" office:value="0.688998"/>
          <table:table-cell office:value-type="float" office:value="0.2462054"/>
          <table:table-cell office:value-type="float" office:value="0.0405015"/>
          <table:table-cell office:value-type="float" office:value="0.688998"/>
          <table:table-cell office:value-type="float" office:value="0.2462054"/>
          <table:table-cell office:value-type="float" office:value="0.0467015"/>
          <table:table-cell office:value-type="float" office:value="0.6889981"/>
          <table:table-cell office:value-type="float" office:value="0.2462055"/>
          <table:table-cell office:value-type="float" office:value="0.0529015"/>
        </table:table-row>
        <table:table-row>
          <table:table-cell>
            <text:p>y_minus_2</text:p>
          </table:table-cell>
          <table:table-cell office:value-type="float" office:value="-0.0"/>
          <table:table-cell office:value-type="float" office:value="-0.0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7:51</text:p>
          </table:table-cell>
          <table:table-cell office:value-type="float" office:value="-2.3e-06"/>
          <table:table-cell office:value-type="float" office:value="0.692091"/>
          <table:table-cell office:value-type="float" office:value="0.6920887"/>
          <table:table-cell office:value-type="float" office:value="0.2452042"/>
          <table:table-cell office:value-type="float" office:value="0.0375392"/>
          <table:table-cell office:value-type="float" office:value="10"/>
          <table:table-cell office:value-type="float" office:value="0.9818515777587891"/>
          <table:table-cell office:value-type="float" office:value="0.2189154028892517"/>
          <table:table-cell office:value-type="float" office:value="0.7629361748695374"/>
          <table:table-cell office:value-type="float" office:value="0.524777865409851"/>
          <table:table-cell office:value-type="float" office:value="0.25231699602923424"/>
          <table:table-cell office:value-type="float" office:value="0.5243801653385163"/>
          <table:table-cell office:value-type="float" office:value="0.5251755654811859"/>
          <table:table-cell office:value-type="float" office:value="0.0007954001426696555"/>
          <table:table-cell office:value-type="float" office:value="0.4064084"/>
          <table:table-cell office:value-type="float" office:value="0.29643"/>
          <table:table-cell office:value-type="float" office:value="0.46002"/>
          <table:table-cell office:value-type="float" office:value="0.7805662"/>
          <table:table-cell office:value-type="float" office:value="0.6784762"/>
          <table:table-cell office:value-type="float" office:value="0.0336446"/>
          <table:table-cell office:value-type="float" office:value="0.2189154"/>
          <table:table-cell office:value-type="float" office:value="0.2902308"/>
          <table:table-cell office:value-type="float" office:value="0.40549"/>
          <table:table-cell office:value-type="float" office:value="0.9818516"/>
          <table:table-cell office:value-type="float" office:value="0.72939"/>
          <table:table-cell office:value-type="float" office:value="-0.0159408"/>
          <table:table-cell office:value-type="float" office:value="0.695191"/>
          <table:table-cell office:value-type="float" office:value="0.2452042"/>
          <table:table-cell office:value-type="float" office:value="0.021901"/>
          <table:table-cell office:value-type="float" office:value="0.695191"/>
          <table:table-cell office:value-type="float" office:value="0.2452042"/>
          <table:table-cell office:value-type="float" office:value="0.028101"/>
          <table:table-cell office:value-type="float" office:value="0.695191"/>
          <table:table-cell office:value-type="float" office:value="0.2452042"/>
          <table:table-cell office:value-type="float" office:value="0.034301"/>
          <table:table-cell office:value-type="float" office:value="0.6951911"/>
          <table:table-cell office:value-type="float" office:value="0.2452042"/>
          <table:table-cell office:value-type="float" office:value="0.040501"/>
          <table:table-cell office:value-type="float" office:value="0.6951911"/>
          <table:table-cell office:value-type="float" office:value="0.2452042"/>
          <table:table-cell office:value-type="float" office:value="0.046701"/>
          <table:table-cell office:value-type="float" office:value="0.6951911"/>
          <table:table-cell office:value-type="float" office:value="0.2452042"/>
          <table:table-cell office:value-type="float" office:value="0.052901"/>
          <table:table-cell office:value-type="float" office:value="0.688991"/>
          <table:table-cell office:value-type="float" office:value="0.2452041"/>
          <table:table-cell office:value-type="float" office:value="0.0219011"/>
          <table:table-cell office:value-type="float" office:value="0.688991"/>
          <table:table-cell office:value-type="float" office:value="0.2452041"/>
          <table:table-cell office:value-type="float" office:value="0.0281011"/>
          <table:table-cell office:value-type="float" office:value="0.688991"/>
          <table:table-cell office:value-type="float" office:value="0.2452041"/>
          <table:table-cell office:value-type="float" office:value="0.0343011"/>
          <table:table-cell office:value-type="float" office:value="0.6889911"/>
          <table:table-cell office:value-type="float" office:value="0.2452041"/>
          <table:table-cell office:value-type="float" office:value="0.0405011"/>
          <table:table-cell office:value-type="float" office:value="0.6889911"/>
          <table:table-cell office:value-type="float" office:value="0.2452041"/>
          <table:table-cell office:value-type="float" office:value="0.0467011"/>
          <table:table-cell office:value-type="float" office:value="0.6889911"/>
          <table:table-cell office:value-type="float" office:value="0.2452041"/>
          <table:table-cell office:value-type="float" office:value="0.0529011"/>
        </table:table-row>
        <table:table-row>
          <table:table-cell>
            <text:p>y_minus_3</text:p>
          </table:table-cell>
          <table:table-cell office:value-type="float" office:value="-0.0"/>
          <table:table-cell office:value-type="float" office:value="-0.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8:04</text:p>
          </table:table-cell>
          <table:table-cell office:value-type="float" office:value="1.13e-05"/>
          <table:table-cell office:value-type="float" office:value="0.6920987"/>
          <table:table-cell office:value-type="float" office:value="0.69211"/>
          <table:table-cell office:value-type="float" office:value="0.244206"/>
          <table:table-cell office:value-type="float" office:value="0.0364746"/>
          <table:table-cell office:value-type="float" office:value="10"/>
          <table:table-cell office:value-type="float" office:value="1.0376116037368774"/>
          <table:table-cell office:value-type="float" office:value="0.2004653960466385"/>
          <table:table-cell office:value-type="float" office:value="0.837146207690239"/>
          <table:table-cell office:value-type="float" office:value="0.46454886347055435"/>
          <table:table-cell office:value-type="float" office:value="0.260783317017414"/>
          <table:table-cell office:value-type="float" office:value="0.4662421643733978"/>
          <table:table-cell office:value-type="float" office:value="0.4628555625677109"/>
          <table:table-cell office:value-type="float" office:value="0.0033866018056869507"/>
          <table:table-cell office:value-type="float" office:value="0.3801684"/>
          <table:table-cell office:value-type="float" office:value="0.28413"/>
          <table:table-cell office:value-type="float" office:value="0.46658"/>
          <table:table-cell office:value-type="float" office:value="0.8174662"/>
          <table:table-cell office:value-type="float" office:value="0.3828662"/>
          <table:table-cell office:value-type="float" office:value="0.0336446"/>
          <table:table-cell office:value-type="float" office:value="0.2004654"/>
          <table:table-cell office:value-type="float" office:value="0.2853108"/>
          <table:table-cell office:value-type="float" office:value="0.42148"/>
          <table:table-cell office:value-type="float" office:value="1.0376116"/>
          <table:table-cell office:value-type="float" office:value="0.36941"/>
          <table:table-cell office:value-type="float" office:value="-0.0130708"/>
          <table:table-cell office:value-type="float" office:value="0.6951988"/>
          <table:table-cell office:value-type="float" office:value="0.2442059"/>
          <table:table-cell office:value-type="float" office:value="0.0219007"/>
          <table:table-cell office:value-type="float" office:value="0.6951988"/>
          <table:table-cell office:value-type="float" office:value="0.244206"/>
          <table:table-cell office:value-type="float" office:value="0.0281007"/>
          <table:table-cell office:value-type="float" office:value="0.6951987"/>
          <table:table-cell office:value-type="float" office:value="0.244206"/>
          <table:table-cell office:value-type="float" office:value="0.0343007"/>
          <table:table-cell office:value-type="float" office:value="0.6951987"/>
          <table:table-cell office:value-type="float" office:value="0.244206"/>
          <table:table-cell office:value-type="float" office:value="0.0405007"/>
          <table:table-cell office:value-type="float" office:value="0.6951986"/>
          <table:table-cell office:value-type="float" office:value="0.244206"/>
          <table:table-cell office:value-type="float" office:value="0.0467007"/>
          <table:table-cell office:value-type="float" office:value="0.6951986"/>
          <table:table-cell office:value-type="float" office:value="0.244206"/>
          <table:table-cell office:value-type="float" office:value="0.0529007"/>
          <table:table-cell office:value-type="float" office:value="0.6889988"/>
          <table:table-cell office:value-type="float" office:value="0.2442059"/>
          <table:table-cell office:value-type="float" office:value="0.0219006"/>
          <table:table-cell office:value-type="float" office:value="0.6889988"/>
          <table:table-cell office:value-type="float" office:value="0.2442059"/>
          <table:table-cell office:value-type="float" office:value="0.0281006"/>
          <table:table-cell office:value-type="float" office:value="0.6889987"/>
          <table:table-cell office:value-type="float" office:value="0.244206"/>
          <table:table-cell office:value-type="float" office:value="0.0343006"/>
          <table:table-cell office:value-type="float" office:value="0.6889987"/>
          <table:table-cell office:value-type="float" office:value="0.244206"/>
          <table:table-cell office:value-type="float" office:value="0.0405006"/>
          <table:table-cell office:value-type="float" office:value="0.6889986"/>
          <table:table-cell office:value-type="float" office:value="0.244206"/>
          <table:table-cell office:value-type="float" office:value="0.0467006"/>
          <table:table-cell office:value-type="float" office:value="0.6889986"/>
          <table:table-cell office:value-type="float" office:value="0.244206"/>
          <table:table-cell office:value-type="float" office:value="0.0529006"/>
        </table:table-row>
        <table:table-row>
          <table:table-cell>
            <text:p>z_plus_5</text:p>
          </table:table-cell>
          <table:table-cell office:value-type="float" office:value="0.0"/>
          <table:table-cell office:value-type="float" office:value="0.0"/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8:16</text:p>
          </table:table-cell>
          <table:table-cell office:value-type="float" office:value="1.58e-05"/>
          <table:table-cell office:value-type="float" office:value="0.6920959"/>
          <table:table-cell office:value-type="float" office:value="0.6921117"/>
          <table:table-cell office:value-type="float" office:value="0.247205"/>
          <table:table-cell office:value-type="float" office:value="0.0384142"/>
          <table:table-cell office:value-type="float" office:value="8"/>
          <table:table-cell office:value-type="float" office:value="0.9170715808868408"/>
          <table:table-cell office:value-type="float" office:value="-0.10085999965667725"/>
          <table:table-cell office:value-type="float" office:value="1.017931580543518"/>
          <table:table-cell office:value-type="float" office:value="0.4176448553800583"/>
          <table:table-cell office:value-type="float" office:value="0.2968892695450994"/>
          <table:table-cell office:value-type="float" office:value="0.4366401553153992"/>
          <table:table-cell office:value-type="float" office:value="0.3986495554447174"/>
          <table:table-cell office:value-type="float" office:value="0.03799059987068176"/>
          <table:table-cell office:value-type="float" office:value="0.4670884"/>
          <table:table-cell office:value-type="float" office:value="0.36572"/>
          <table:table-cell office:value-type="float" office:value="0.53259"/>
          <table:table-cell office:value-type="float" office:value="0.7502262"/>
          <table:table-cell office:value-type="float" office:value="0.0675762"/>
          <table:table-cell office:value-type="float" office:value="0.0324146"/>
          <table:table-cell office:value-type="float" office:value="0.2951754"/>
          <table:table-cell office:value-type="float" office:value="0.3800208"/>
          <table:table-cell office:value-type="float" office:value="0.50184"/>
          <table:table-cell office:value-type="float" office:value="0.9170716"/>
          <table:table-cell office:value-type="float" office:value="-0.10086"/>
          <table:table-cell office:value-type="float" office:value="-0.0126608"/>
          <table:table-cell office:value-type="float" office:value="0.6951958"/>
          <table:table-cell office:value-type="float" office:value="0.2472051"/>
          <table:table-cell office:value-type="float" office:value="0.0269022"/>
          <table:table-cell office:value-type="float" office:value="0.6951958"/>
          <table:table-cell office:value-type="float" office:value="0.2472051"/>
          <table:table-cell office:value-type="float" office:value="0.0331022"/>
          <table:table-cell office:value-type="float" office:value="0.6951959"/>
          <table:table-cell office:value-type="float" office:value="0.247205"/>
          <table:table-cell office:value-type="float" office:value="0.0393022"/>
          <table:table-cell office:value-type="float" office:value="0.6951959"/>
          <table:table-cell office:value-type="float" office:value="0.247205"/>
          <table:table-cell office:value-type="float" office:value="0.0455022"/>
          <table:table-cell office:value-type="float" office:value="0.6951959"/>
          <table:table-cell office:value-type="float" office:value="0.247205"/>
          <table:table-cell office:value-type="float" office:value="0.0517022"/>
          <table:table-cell office:value-type="float" office:value="0.6951959"/>
          <table:table-cell office:value-type="float" office:value="0.247205"/>
          <table:table-cell office:value-type="float" office:value="0.0579022"/>
          <table:table-cell office:value-type="float" office:value="0.6889958"/>
          <table:table-cell office:value-type="float" office:value="0.2472051"/>
          <table:table-cell office:value-type="float" office:value="0.0269023"/>
          <table:table-cell office:value-type="float" office:value="0.6889958"/>
          <table:table-cell office:value-type="float" office:value="0.247205"/>
          <table:table-cell office:value-type="float" office:value="0.0331023"/>
          <table:table-cell office:value-type="float" office:value="0.6889959"/>
          <table:table-cell office:value-type="float" office:value="0.247205"/>
          <table:table-cell office:value-type="float" office:value="0.0393023"/>
          <table:table-cell office:value-type="float" office:value="0.6889959"/>
          <table:table-cell office:value-type="float" office:value="0.247205"/>
          <table:table-cell office:value-type="float" office:value="0.0455023"/>
          <table:table-cell office:value-type="float" office:value="0.6889959"/>
          <table:table-cell office:value-type="float" office:value="0.247205"/>
          <table:table-cell office:value-type="float" office:value="0.0517023"/>
          <table:table-cell office:value-type="float" office:value="0.6889959"/>
          <table:table-cell office:value-type="float" office:value="0.247205"/>
          <table:table-cell office:value-type="float" office:value="0.0579023"/>
        </table:table-row>
        <table:table-row>
          <table:table-cell>
            <text:p>z_plus_10</text:p>
          </table:table-cell>
          <table:table-cell office:value-type="float" office:value="0.0"/>
          <table:table-cell office:value-type="float" office:value="0.0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8:29</text:p>
          </table:table-cell>
          <table:table-cell office:value-type="float" office:value="0.0001896"/>
          <table:table-cell office:value-type="float" office:value="0.6921019"/>
          <table:table-cell office:value-type="float" office:value="0.6922915"/>
          <table:table-cell office:value-type="float" office:value="0.2472173"/>
          <table:table-cell office:value-type="float" office:value="0.0390205"/>
          <table:table-cell office:value-type="float" office:value="7"/>
          <table:table-cell office:value-type="float" office:value="0.6104900240898132"/>
          <table:table-cell office:value-type="float" office:value="-0.12013000249862671"/>
          <table:table-cell office:value-type="float" office:value="0.7306200265884399"/>
          <table:table-cell office:value-type="float" office:value="0.326337868720293"/>
          <table:table-cell office:value-type="float" office:value="0.27579363681981056"/>
          <table:table-cell office:value-type="float" office:value="0.36120017245411873"/>
          <table:table-cell office:value-type="float" office:value="0.2914755649864674"/>
          <table:table-cell office:value-type="float" office:value="0.06972460746765136"/>
          <table:table-cell office:value-type="float" office:value="0.5552384"/>
          <table:table-cell office:value-type="float" office:value="0.46494"/>
          <table:table-cell office:value-type="float" office:value="0.61049"/>
          <table:table-cell office:value-type="float" office:value="0.1204662"/>
          <table:table-cell office:value-type="float" office:value="0.0548662"/>
          <table:table-cell office:value-type="float" office:value="0.0320046"/>
          <table:table-cell office:value-type="float" office:value="0.4124354"/>
          <table:table-cell office:value-type="float" office:value="0.5280308"/>
          <table:table-cell office:value-type="float" office:value="0.60885"/>
          <table:table-cell office:value-type="float" office:value="0.0281916"/>
          <table:table-cell office:value-type="float" office:value="-0.12013"/>
          <table:table-cell office:value-type="float" office:value="-0.0134808"/>
          <table:table-cell office:value-type="float" office:value="0.6952019"/>
          <table:table-cell office:value-type="float" office:value="0.2472173"/>
          <table:table-cell office:value-type="float" office:value="0.0318952"/>
          <table:table-cell office:value-type="float" office:value="0.6952019"/>
          <table:table-cell office:value-type="float" office:value="0.2472173"/>
          <table:table-cell office:value-type="float" office:value="0.0380952"/>
          <table:table-cell office:value-type="float" office:value="0.6952019"/>
          <table:table-cell office:value-type="float" office:value="0.2472173"/>
          <table:table-cell office:value-type="float" office:value="0.0442952"/>
          <table:table-cell office:value-type="float" office:value="0.6952019"/>
          <table:table-cell office:value-type="float" office:value="0.2472173"/>
          <table:table-cell office:value-type="float" office:value="0.0504952"/>
          <table:table-cell office:value-type="float" office:value="0.6952019"/>
          <table:table-cell office:value-type="float" office:value="0.2472173"/>
          <table:table-cell office:value-type="float" office:value="0.0566952"/>
          <table:table-cell office:value-type="float" office:value="0.6952019"/>
          <table:table-cell office:value-type="float" office:value="0.2472173"/>
          <table:table-cell office:value-type="float" office:value="0.0628952"/>
          <table:table-cell office:value-type="float" office:value="0.6890019"/>
          <table:table-cell office:value-type="float" office:value="0.2472173"/>
          <table:table-cell office:value-type="float" office:value="0.0318952"/>
          <table:table-cell office:value-type="float" office:value="0.6890019"/>
          <table:table-cell office:value-type="float" office:value="0.2472173"/>
          <table:table-cell office:value-type="float" office:value="0.0380952"/>
          <table:table-cell office:value-type="float" office:value="0.6890019"/>
          <table:table-cell office:value-type="float" office:value="0.2472173"/>
          <table:table-cell office:value-type="float" office:value="0.0442952"/>
          <table:table-cell office:value-type="float" office:value="0.6890019"/>
          <table:table-cell office:value-type="float" office:value="0.2472173"/>
          <table:table-cell office:value-type="float" office:value="0.0504952"/>
          <table:table-cell office:value-type="float" office:value="0.6890019"/>
          <table:table-cell office:value-type="float" office:value="0.2472173"/>
          <table:table-cell office:value-type="float" office:value="0.0566952"/>
          <table:table-cell office:value-type="float" office:value="0.6890019"/>
          <table:table-cell office:value-type="float" office:value="0.2472173"/>
          <table:table-cell office:value-type="float" office:value="0.0628952"/>
        </table:table-row>
        <table:table-row>
          <table:table-cell>
            <text:p>z_plus_15</text:p>
          </table:table-cell>
          <table:table-cell office:value-type="float" office:value="0.0"/>
          <table:table-cell office:value-type="float" office:value="0.0"/>
          <table:table-cell office:value-type="float" office:value="0.015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8:41</text:p>
          </table:table-cell>
          <table:table-cell office:value-type="float" office:value="0.0002569"/>
          <table:table-cell office:value-type="float" office:value="0.6920954"/>
          <table:table-cell office:value-type="float" office:value="0.6923523"/>
          <table:table-cell office:value-type="float" office:value="0.2472064"/>
          <table:table-cell office:value-type="float" office:value="0.0405784"/>
          <table:table-cell office:value-type="float" office:value="5"/>
          <table:table-cell office:value-type="float" office:value="0.7192384004592896"/>
          <table:table-cell office:value-type="float" office:value="-0.12422999739646912"/>
          <table:table-cell office:value-type="float" office:value="0.8434683978557587"/>
          <table:table-cell office:value-type="float" office:value="0.27779386155307295"/>
          <table:table-cell office:value-type="float" office:value="0.32734015207248746"/>
          <table:table-cell office:value-type="float" office:value="0.32159416303038596"/>
          <table:table-cell office:value-type="float" office:value="0.2339935600757599"/>
          <table:table-cell office:value-type="float" office:value="0.08760060295462607"/>
          <table:table-cell office:value-type="float" office:value="0.7192384"/>
          <table:table-cell office:value-type="float" office:value="0.58999"/>
          <table:table-cell office:value-type="float" office:value="0.18901"/>
          <table:table-cell office:value-type="float" office:value="0.0585562"/>
          <table:table-cell office:value-type="float" office:value="0.0511762"/>
          <table:table-cell office:value-type="float" office:value="0.0307746"/>
          <table:table-cell office:value-type="float" office:value="0.5961154"/>
          <table:table-cell office:value-type="float" office:value="0.6727608"/>
          <table:table-cell office:value-type="float" office:value="0.06355"/>
          <table:table-cell office:value-type="float" office:value="-0.0382284"/>
          <table:table-cell office:value-type="float" office:value="-0.12423"/>
          <table:table-cell office:value-type="float" office:value="-0.0138908"/>
          <table:table-cell office:value-type="float" office:value="0.6951953"/>
          <table:table-cell office:value-type="float" office:value="0.2472064"/>
          <table:table-cell office:value-type="float" office:value="0.0369021"/>
          <table:table-cell office:value-type="float" office:value="0.6951953"/>
          <table:table-cell office:value-type="float" office:value="0.2472064"/>
          <table:table-cell office:value-type="float" office:value="0.0431021"/>
          <table:table-cell office:value-type="float" office:value="0.6951954"/>
          <table:table-cell office:value-type="float" office:value="0.2472064"/>
          <table:table-cell office:value-type="float" office:value="0.0493021"/>
          <table:table-cell office:value-type="float" office:value="0.6951954"/>
          <table:table-cell office:value-type="float" office:value="0.2472064"/>
          <table:table-cell office:value-type="float" office:value="0.0555021"/>
          <table:table-cell office:value-type="float" office:value="0.6951954"/>
          <table:table-cell office:value-type="float" office:value="0.2472064"/>
          <table:table-cell office:value-type="float" office:value="0.0617021"/>
          <table:table-cell office:value-type="float" office:value="0.6951954"/>
          <table:table-cell office:value-type="float" office:value="0.2472064"/>
          <table:table-cell office:value-type="float" office:value="0.0679021"/>
          <table:table-cell office:value-type="float" office:value="0.6889953"/>
          <table:table-cell office:value-type="float" office:value="0.2472064"/>
          <table:table-cell office:value-type="float" office:value="0.0369021"/>
          <table:table-cell office:value-type="float" office:value="0.6889953"/>
          <table:table-cell office:value-type="float" office:value="0.2472064"/>
          <table:table-cell office:value-type="float" office:value="0.0431021"/>
          <table:table-cell office:value-type="float" office:value="0.6889954"/>
          <table:table-cell office:value-type="float" office:value="0.2472064"/>
          <table:table-cell office:value-type="float" office:value="0.0493021"/>
          <table:table-cell office:value-type="float" office:value="0.6889954"/>
          <table:table-cell office:value-type="float" office:value="0.2472064"/>
          <table:table-cell office:value-type="float" office:value="0.0555021"/>
          <table:table-cell office:value-type="float" office:value="0.6889954"/>
          <table:table-cell office:value-type="float" office:value="0.2472064"/>
          <table:table-cell office:value-type="float" office:value="0.0617021"/>
          <table:table-cell office:value-type="float" office:value="0.6889954"/>
          <table:table-cell office:value-type="float" office:value="0.2472064"/>
          <table:table-cell office:value-type="float" office:value="0.0679021"/>
        </table:table-row>
        <table:table-row>
          <table:table-cell>
            <text:p>z_plus_20</text:p>
          </table:table-cell>
          <table:table-cell office:value-type="float" office:value="0.0"/>
          <table:table-cell office:value-type="float" office:value="0.0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18:54</text:p>
          </table:table-cell>
          <table:table-cell office:value-type="float" office:value="0.0002417"/>
          <table:table-cell office:value-type="float" office:value="0.6920972"/>
          <table:table-cell office:value-type="float" office:value="0.6923389"/>
          <table:table-cell office:value-type="float" office:value="0.247208"/>
          <table:table-cell office:value-type="float" office:value="0.0428746"/>
          <table:table-cell office:value-type="float" office:value="4"/>
          <table:table-cell office:value-type="float" office:value="0.9947584271430969"/>
          <table:table-cell office:value-type="float" office:value="-0.127920001745224"/>
          <table:table-cell office:value-type="float" office:value="1.122678428888321"/>
          <table:table-cell office:value-type="float" office:value="0.22031185887753962"/>
          <table:table-cell office:value-type="float" office:value="0.3967350126413332"/>
          <table:table-cell office:value-type="float" office:value="0.2755101643502712"/>
          <table:table-cell office:value-type="float" office:value="0.16511355340480804"/>
          <table:table-cell office:value-type="float" office:value="0.11039661094546316"/>
          <table:table-cell office:value-type="float" office:value="0.9947584"/>
          <table:table-cell office:value-type="float" office:value="0.21935"/>
          <table:table-cell office:value-type="float" office:value="0.05904"/>
          <table:table-cell office:value-type="float" office:value="0.0560962"/>
          <table:table-cell office:value-type="float" office:value="0.0483062"/>
          <table:table-cell office:value-type="float" office:value="0.0299546"/>
          <table:table-cell office:value-type="float" office:value="0.9040254"/>
          <table:table-cell office:value-type="float" office:value="0.1344308"/>
          <table:table-cell office:value-type="float" office:value="-0.04633"/>
          <table:table-cell office:value-type="float" office:value="-0.0386384"/>
          <table:table-cell office:value-type="float" office:value="-0.12792"/>
          <table:table-cell office:value-type="float" office:value="-0.0143008"/>
          <table:table-cell office:value-type="float" office:value="0.6951971"/>
          <table:table-cell office:value-type="float" office:value="0.247208"/>
          <table:table-cell office:value-type="float" office:value="0.0419008"/>
          <table:table-cell office:value-type="float" office:value="0.6951972"/>
          <table:table-cell office:value-type="float" office:value="0.247208"/>
          <table:table-cell office:value-type="float" office:value="0.0481008"/>
          <table:table-cell office:value-type="float" office:value="0.6951972"/>
          <table:table-cell office:value-type="float" office:value="0.247208"/>
          <table:table-cell office:value-type="float" office:value="0.0543008"/>
          <table:table-cell office:value-type="float" office:value="0.6951972"/>
          <table:table-cell office:value-type="float" office:value="0.2472081"/>
          <table:table-cell office:value-type="float" office:value="0.0605008"/>
          <table:table-cell office:value-type="float" office:value="0.6951972"/>
          <table:table-cell office:value-type="float" office:value="0.2472081"/>
          <table:table-cell office:value-type="float" office:value="0.0667008"/>
          <table:table-cell office:value-type="float" office:value="0.6951972"/>
          <table:table-cell office:value-type="float" office:value="0.2472082"/>
          <table:table-cell office:value-type="float" office:value="0.0729008"/>
          <table:table-cell office:value-type="float" office:value="0.6889971"/>
          <table:table-cell office:value-type="float" office:value="0.247208"/>
          <table:table-cell office:value-type="float" office:value="0.0419008"/>
          <table:table-cell office:value-type="float" office:value="0.6889972"/>
          <table:table-cell office:value-type="float" office:value="0.247208"/>
          <table:table-cell office:value-type="float" office:value="0.0481008"/>
          <table:table-cell office:value-type="float" office:value="0.6889972"/>
          <table:table-cell office:value-type="float" office:value="0.247208"/>
          <table:table-cell office:value-type="float" office:value="0.0543008"/>
          <table:table-cell office:value-type="float" office:value="0.6889972"/>
          <table:table-cell office:value-type="float" office:value="0.2472081"/>
          <table:table-cell office:value-type="float" office:value="0.0605008"/>
          <table:table-cell office:value-type="float" office:value="0.6889972"/>
          <table:table-cell office:value-type="float" office:value="0.2472081"/>
          <table:table-cell office:value-type="float" office:value="0.0667008"/>
          <table:table-cell office:value-type="float" office:value="0.6889972"/>
          <table:table-cell office:value-type="float" office:value="0.2472081"/>
          <table:table-cell office:value-type="float" office:value="0.0729008"/>
        </table:table-row>
        <table:table-row>
          <table:table-cell>
            <text:p>z_rot_pl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>
            <text:p>2025-07-09 12:19:07</text:p>
          </table:table-cell>
          <table:table-cell office:value-type="float" office:value="0.0002633"/>
          <table:table-cell office:value-type="float" office:value="0.6927839"/>
          <table:table-cell office:value-type="float" office:value="0.6930472"/>
          <table:table-cell office:value-type="float" office:value="0.2473235"/>
          <table:table-cell office:value-type="float" office:value="0.0371906"/>
          <table:table-cell office:value-type="float" office:value="10"/>
          <table:table-cell office:value-type="float" office:value="0.7727516293525696"/>
          <table:table-cell office:value-type="float" office:value="0.2328553944826126"/>
          <table:table-cell office:value-type="float" office:value="0.539896234869957"/>
          <table:table-cell office:value-type="float" office:value="0.5121088638901711"/>
          <table:table-cell office:value-type="float" office:value="0.21397796524945542"/>
          <table:table-cell office:value-type="float" office:value="0.5562781631946564"/>
          <table:table-cell office:value-type="float" office:value="0.46793956458568575"/>
          <table:table-cell office:value-type="float" office:value="0.08833859860897064"/>
          <table:table-cell office:value-type="float" office:value="0.4752884"/>
          <table:table-cell office:value-type="float" office:value="0.34481"/>
          <table:table-cell office:value-type="float" office:value="0.492"/>
          <table:table-cell office:value-type="float" office:value="0.7502262"/>
          <table:table-cell office:value-type="float" office:value="0.7190662"/>
          <table:table-cell office:value-type="float" office:value="0.0307746"/>
          <table:table-cell office:value-type="float" office:value="0.2328554"/>
          <table:table-cell office:value-type="float" office:value="0.2639908"/>
          <table:table-cell office:value-type="float" office:value="0.34235"/>
          <table:table-cell office:value-type="float" office:value="0.7727516"/>
          <table:table-cell office:value-type="float" office:value="0.72775"/>
          <table:table-cell office:value-type="float" office:value="-0.0155308"/>
          <table:table-cell office:value-type="float" office:value="0.6958368"/>
          <table:table-cell office:value-type="float" office:value="0.2478154"/>
          <table:table-cell office:value-type="float" office:value="0.0218953"/>
          <table:table-cell office:value-type="float" office:value="0.6958368"/>
          <table:table-cell office:value-type="float" office:value="0.2478154"/>
          <table:table-cell office:value-type="float" office:value="0.0280953"/>
          <table:table-cell office:value-type="float" office:value="0.6958368"/>
          <table:table-cell office:value-type="float" office:value="0.2478154"/>
          <table:table-cell office:value-type="float" office:value="0.0342953"/>
          <table:table-cell office:value-type="float" office:value="0.6958368"/>
          <table:table-cell office:value-type="float" office:value="0.2478154"/>
          <table:table-cell office:value-type="float" office:value="0.0404953"/>
          <table:table-cell office:value-type="float" office:value="0.6958368"/>
          <table:table-cell office:value-type="float" office:value="0.2478154"/>
          <table:table-cell office:value-type="float" office:value="0.0466953"/>
          <table:table-cell office:value-type="float" office:value="0.6958369"/>
          <table:table-cell office:value-type="float" office:value="0.2478154"/>
          <table:table-cell office:value-type="float" office:value="0.0528953"/>
          <table:table-cell office:value-type="float" office:value="0.689731"/>
          <table:table-cell office:value-type="float" office:value="0.2467388"/>
          <table:table-cell office:value-type="float" office:value="0.0218953"/>
          <table:table-cell office:value-type="float" office:value="0.689731"/>
          <table:table-cell office:value-type="float" office:value="0.2467388"/>
          <table:table-cell office:value-type="float" office:value="0.0280953"/>
          <table:table-cell office:value-type="float" office:value="0.689731"/>
          <table:table-cell office:value-type="float" office:value="0.2467388"/>
          <table:table-cell office:value-type="float" office:value="0.0342953"/>
          <table:table-cell office:value-type="float" office:value="0.689731"/>
          <table:table-cell office:value-type="float" office:value="0.2467388"/>
          <table:table-cell office:value-type="float" office:value="0.0404953"/>
          <table:table-cell office:value-type="float" office:value="0.689731"/>
          <table:table-cell office:value-type="float" office:value="0.2467388"/>
          <table:table-cell office:value-type="float" office:value="0.0466953"/>
          <table:table-cell office:value-type="float" office:value="0.6897311"/>
          <table:table-cell office:value-type="float" office:value="0.2467388"/>
          <table:table-cell office:value-type="float" office:value="0.0528953"/>
        </table:table-row>
        <table:table-row>
          <table:table-cell>
            <text:p>z_rot_pl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>
            <text:p>2025-07-09 12:19:20</text:p>
          </table:table-cell>
          <table:table-cell office:value-type="float" office:value="0.0004381"/>
          <table:table-cell office:value-type="float" office:value="0.6933829"/>
          <table:table-cell office:value-type="float" office:value="0.693821"/>
          <table:table-cell office:value-type="float" office:value="0.2476178"/>
          <table:table-cell office:value-type="float" office:value="0.0367405"/>
          <table:table-cell office:value-type="float" office:value="10"/>
          <table:table-cell office:value-type="float" office:value="0.7489961981773376"/>
          <table:table-cell office:value-type="float" office:value="0.20948539674282074"/>
          <table:table-cell office:value-type="float" office:value="0.5395108014345169"/>
          <table:table-cell office:value-type="float" office:value="0.4632368639111519"/>
          <table:table-cell office:value-type="float" office:value="0.18423017326048102"/>
          <table:table-cell office:value-type="float" office:value="0.5329081594944001"/>
          <table:table-cell office:value-type="float" office:value="0.39356556832790374"/>
          <table:table-cell office:value-type="float" office:value="0.13934259116649633"/>
          <table:table-cell office:value-type="float" office:value="0.4699584"/>
          <table:table-cell office:value-type="float" office:value="0.35301"/>
          <table:table-cell office:value-type="float" office:value="0.47765"/>
          <table:table-cell office:value-type="float" office:value="0.7489962"/>
          <table:table-cell office:value-type="float" office:value="0.6149262"/>
          <table:table-cell office:value-type="float" office:value="0.0324146"/>
          <table:table-cell office:value-type="float" office:value="0.2094854"/>
          <table:table-cell office:value-type="float" office:value="0.2389808"/>
          <table:table-cell office:value-type="float" office:value="0.30586"/>
          <table:table-cell office:value-type="float" office:value="0.6690216"/>
          <table:table-cell office:value-type="float" office:value="0.54448"/>
          <table:table-cell office:value-type="float" office:value="-0.0155308"/>
          <table:table-cell office:value-type="float" office:value="0.6962959"/>
          <table:table-cell office:value-type="float" office:value="0.2485186"/>
          <table:table-cell office:value-type="float" office:value="0.0219501"/>
          <table:table-cell office:value-type="float" office:value="0.6962959"/>
          <table:table-cell office:value-type="float" office:value="0.2485186"/>
          <table:table-cell office:value-type="float" office:value="0.0281501"/>
          <table:table-cell office:value-type="float" office:value="0.6962959"/>
          <table:table-cell office:value-type="float" office:value="0.2485186"/>
          <table:table-cell office:value-type="float" office:value="0.0343501"/>
          <table:table-cell office:value-type="float" office:value="0.696296"/>
          <table:table-cell office:value-type="float" office:value="0.2485186"/>
          <table:table-cell office:value-type="float" office:value="0.0405501"/>
          <table:table-cell office:value-type="float" office:value="0.696296"/>
          <table:table-cell office:value-type="float" office:value="0.2485186"/>
          <table:table-cell office:value-type="float" office:value="0.0467501"/>
          <table:table-cell office:value-type="float" office:value="0.696296"/>
          <table:table-cell office:value-type="float" office:value="0.2485186"/>
          <table:table-cell office:value-type="float" office:value="0.0529501"/>
          <table:table-cell office:value-type="float" office:value="0.6904698"/>
          <table:table-cell office:value-type="float" office:value="0.246398"/>
          <table:table-cell office:value-type="float" office:value="0.0219501"/>
          <table:table-cell office:value-type="float" office:value="0.6904698"/>
          <table:table-cell office:value-type="float" office:value="0.246398"/>
          <table:table-cell office:value-type="float" office:value="0.0281501"/>
          <table:table-cell office:value-type="float" office:value="0.6904699"/>
          <table:table-cell office:value-type="float" office:value="0.2463981"/>
          <table:table-cell office:value-type="float" office:value="0.0343501"/>
          <table:table-cell office:value-type="float" office:value="0.6904699"/>
          <table:table-cell office:value-type="float" office:value="0.2463981"/>
          <table:table-cell office:value-type="float" office:value="0.0405501"/>
          <table:table-cell office:value-type="float" office:value="0.6904699"/>
          <table:table-cell office:value-type="float" office:value="0.2463981"/>
          <table:table-cell office:value-type="float" office:value="0.0467501"/>
          <table:table-cell office:value-type="float" office:value="0.6904699"/>
          <table:table-cell office:value-type="float" office:value="0.2463981"/>
          <table:table-cell office:value-type="float" office:value="0.0529501"/>
        </table:table-row>
        <table:table-row>
          <table:table-cell>
            <text:p>z_rot_pl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>
            <text:p>2025-07-09 12:19:33</text:p>
          </table:table-cell>
          <table:table-cell office:value-type="float" office:value="0.0003799"/>
          <table:table-cell office:value-type="float" office:value="0.6940994"/>
          <table:table-cell office:value-type="float" office:value="0.6944792"/>
          <table:table-cell office:value-type="float" office:value="0.2479619"/>
          <table:table-cell office:value-type="float" office:value="0.0361944"/>
          <table:table-cell office:value-type="float" office:value="10"/>
          <table:table-cell office:value-type="float" office:value="0.7834361791610718"/>
          <table:table-cell office:value-type="float" office:value="0.22301539778709412"/>
          <table:table-cell office:value-type="float" office:value="0.5604207813739777"/>
          <table:table-cell office:value-type="float" office:value="0.4277718588709831"/>
          <table:table-cell office:value-type="float" office:value="0.17432468978173596"/>
          <table:table-cell office:value-type="float" office:value="0.48830015659332277"/>
          <table:table-cell office:value-type="float" office:value="0.3672435611486435"/>
          <table:table-cell office:value-type="float" office:value="0.12105659544467928"/>
          <table:table-cell office:value-type="float" office:value="0.4588884"/>
          <table:table-cell office:value-type="float" office:value="0.32472"/>
          <table:table-cell office:value-type="float" office:value="0.44977"/>
          <table:table-cell office:value-type="float" office:value="0.7834362"/>
          <table:table-cell office:value-type="float" office:value="0.4246862"/>
          <table:table-cell office:value-type="float" office:value="0.0352846"/>
          <table:table-cell office:value-type="float" office:value="0.2230154"/>
          <table:table-cell office:value-type="float" office:value="0.2291408"/>
          <table:table-cell office:value-type="float" office:value="0.28905"/>
          <table:table-cell office:value-type="float" office:value="0.6005516"/>
          <table:table-cell office:value-type="float" office:value="0.49446"/>
          <table:table-cell office:value-type="float" office:value="-0.0163508"/>
          <table:table-cell office:value-type="float" office:value="0.6967841"/>
          <table:table-cell office:value-type="float" office:value="0.2492926"/>
          <table:table-cell office:value-type="float" office:value="0.0219036"/>
          <table:table-cell office:value-type="float" office:value="0.6967841"/>
          <table:table-cell office:value-type="float" office:value="0.2492926"/>
          <table:table-cell office:value-type="float" office:value="0.0281036"/>
          <table:table-cell office:value-type="float" office:value="0.696784"/>
          <table:table-cell office:value-type="float" office:value="0.2492926"/>
          <table:table-cell office:value-type="float" office:value="0.0343036"/>
          <table:table-cell office:value-type="float" office:value="0.696784"/>
          <table:table-cell office:value-type="float" office:value="0.2492926"/>
          <table:table-cell office:value-type="float" office:value="0.0405036"/>
          <table:table-cell office:value-type="float" office:value="0.696784"/>
          <table:table-cell office:value-type="float" office:value="0.2492926"/>
          <table:table-cell office:value-type="float" office:value="0.0467036"/>
          <table:table-cell office:value-type="float" office:value="0.696784"/>
          <table:table-cell office:value-type="float" office:value="0.2492926"/>
          <table:table-cell office:value-type="float" office:value="0.0529036"/>
          <table:table-cell office:value-type="float" office:value="0.6914147"/>
          <table:table-cell office:value-type="float" office:value="0.2461926"/>
          <table:table-cell office:value-type="float" office:value="0.0219036"/>
          <table:table-cell office:value-type="float" office:value="0.6914147"/>
          <table:table-cell office:value-type="float" office:value="0.2461926"/>
          <table:table-cell office:value-type="float" office:value="0.0281036"/>
          <table:table-cell office:value-type="float" office:value="0.6914147"/>
          <table:table-cell office:value-type="float" office:value="0.2461926"/>
          <table:table-cell office:value-type="float" office:value="0.0343036"/>
          <table:table-cell office:value-type="float" office:value="0.6914147"/>
          <table:table-cell office:value-type="float" office:value="0.2461926"/>
          <table:table-cell office:value-type="float" office:value="0.0405036"/>
          <table:table-cell office:value-type="float" office:value="0.6914147"/>
          <table:table-cell office:value-type="float" office:value="0.2461926"/>
          <table:table-cell office:value-type="float" office:value="0.0467036"/>
          <table:table-cell office:value-type="float" office:value="0.6914146"/>
          <table:table-cell office:value-type="float" office:value="0.2461926"/>
          <table:table-cell office:value-type="float" office:value="0.0529036"/>
        </table:table-row>
        <table:table-row>
          <table:table-cell>
            <text:p>z_rot_pl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>
            <text:p>2025-07-09 12:19:46</text:p>
          </table:table-cell>
          <table:table-cell office:value-type="float" office:value="0.0012159"/>
          <table:table-cell office:value-type="float" office:value="0.6946662"/>
          <table:table-cell office:value-type="float" office:value="0.6958821"/>
          <table:table-cell office:value-type="float" office:value="0.2491626"/>
          <table:table-cell office:value-type="float" office:value="0.0351924"/>
          <table:table-cell office:value-type="float" office:value="10"/>
          <table:table-cell office:value-type="float" office:value="0.8637961745262146"/>
          <table:table-cell office:value-type="float" office:value="0.11311080306768417"/>
          <table:table-cell office:value-type="float" office:value="0.7506853714585304"/>
          <table:table-cell office:value-type="float" office:value="0.35733385682106017"/>
          <table:table-cell office:value-type="float" office:value="0.23563745353673704"/>
          <table:table-cell office:value-type="float" office:value="0.5402881562709808"/>
          <table:table-cell office:value-type="float" office:value="0.17437955737113953"/>
          <table:table-cell office:value-type="float" office:value="0.3659085988998413"/>
          <table:table-cell office:value-type="float" office:value="0.5396584"/>
          <table:table-cell office:value-type="float" office:value="0.41902"/>
          <table:table-cell office:value-type="float" office:value="0.5002"/>
          <table:table-cell office:value-type="float" office:value="0.8637962"/>
          <table:table-cell office:value-type="float" office:value="0.3787662"/>
          <table:table-cell office:value-type="float" office:value="0.0340546"/>
          <table:table-cell office:value-type="float" office:value="0.1242054"/>
          <table:table-cell office:value-type="float" office:value="0.1131108"/>
          <table:table-cell office:value-type="float" office:value="0.14227"/>
          <table:table-cell office:value-type="float" office:value="0.2331916"/>
          <table:table-cell office:value-type="float" office:value="0.25912"/>
          <table:table-cell office:value-type="float" office:value="-0.0163508"/>
          <table:table-cell office:value-type="float" office:value="0.697041"/>
          <table:table-cell office:value-type="float" office:value="0.250135"/>
          <table:table-cell office:value-type="float" office:value="0.0219024"/>
          <table:table-cell office:value-type="float" office:value="0.697041"/>
          <table:table-cell office:value-type="float" office:value="0.250135"/>
          <table:table-cell office:value-type="float" office:value="0.0281024"/>
          <table:table-cell office:value-type="float" office:value="0.697041"/>
          <table:table-cell office:value-type="float" office:value="0.250135"/>
          <table:table-cell office:value-type="float" office:value="0.0343024"/>
          <table:table-cell office:value-type="float" office:value="0.697041"/>
          <table:table-cell office:value-type="float" office:value="0.2501351"/>
          <table:table-cell office:value-type="float" office:value="0.0405024"/>
          <table:table-cell office:value-type="float" office:value="0.697041"/>
          <table:table-cell office:value-type="float" office:value="0.2501351"/>
          <table:table-cell office:value-type="float" office:value="0.0467024"/>
          <table:table-cell office:value-type="float" office:value="0.697041"/>
          <table:table-cell office:value-type="float" office:value="0.2501351"/>
          <table:table-cell office:value-type="float" office:value="0.0529024"/>
          <table:table-cell office:value-type="float" office:value="0.6922915"/>
          <table:table-cell office:value-type="float" office:value="0.2461498"/>
          <table:table-cell office:value-type="float" office:value="0.0219024"/>
          <table:table-cell office:value-type="float" office:value="0.6922915"/>
          <table:table-cell office:value-type="float" office:value="0.2461498"/>
          <table:table-cell office:value-type="float" office:value="0.0281024"/>
          <table:table-cell office:value-type="float" office:value="0.6922915"/>
          <table:table-cell office:value-type="float" office:value="0.2461498"/>
          <table:table-cell office:value-type="float" office:value="0.0343024"/>
          <table:table-cell office:value-type="float" office:value="0.6922915"/>
          <table:table-cell office:value-type="float" office:value="0.2461498"/>
          <table:table-cell office:value-type="float" office:value="0.0405024"/>
          <table:table-cell office:value-type="float" office:value="0.6922915"/>
          <table:table-cell office:value-type="float" office:value="0.2461498"/>
          <table:table-cell office:value-type="float" office:value="0.0467024"/>
          <table:table-cell office:value-type="float" office:value="0.6922915"/>
          <table:table-cell office:value-type="float" office:value="0.2461498"/>
          <table:table-cell office:value-type="float" office:value="0.0529024"/>
        </table:table-row>
        <table:table-row>
          <table:table-cell>
            <text:p>z_rot_min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0.0"/>
          <table:table-cell>
            <text:p>2025-07-09 12:20:06</text:p>
          </table:table-cell>
          <table:table-cell office:value-type="float" office:value="-0.0006638"/>
          <table:table-cell office:value-type="float" office:value="0.6914007"/>
          <table:table-cell office:value-type="float" office:value="0.6907369"/>
          <table:table-cell office:value-type="float" office:value="0.2473814"/>
          <table:table-cell office:value-type="float" office:value="0.037563"/>
          <table:table-cell office:value-type="float" office:value="10"/>
          <table:table-cell office:value-type="float" office:value="1.1848015785217285"/>
          <table:table-cell office:value-type="float" office:value="0.28494998812675476"/>
          <table:table-cell office:value-type="float" office:value="0.8998515903949738"/>
          <table:table-cell office:value-type="float" office:value="0.5643428564071655"/>
          <table:table-cell office:value-type="float" office:value="0.3039901145316654"/>
          <table:table-cell office:value-type="float" office:value="0.44164215326309203"/>
          <table:table-cell office:value-type="float" office:value="0.687043559551239"/>
          <table:table-cell office:value-type="float" office:value="0.24540140628814694"/>
          <table:table-cell office:value-type="float" office:value="0.3522884"/>
          <table:table-cell office:value-type="float" office:value="0.28495"/>
          <table:table-cell office:value-type="float" office:value="0.37474"/>
          <table:table-cell office:value-type="float" office:value="0.5804862"/>
          <table:table-cell office:value-type="float" office:value="0.6157462"/>
          <table:table-cell office:value-type="float" office:value="0.0291346"/>
          <table:table-cell office:value-type="float" office:value="0.3337154"/>
          <table:table-cell office:value-type="float" office:value="0.3927308"/>
          <table:table-cell office:value-type="float" office:value="0.51291"/>
          <table:table-cell office:value-type="float" office:value="1.1848016"/>
          <table:table-cell office:value-type="float" office:value="1.01106"/>
          <table:table-cell office:value-type="float" office:value="-0.0167608"/>
          <table:table-cell office:value-type="float" office:value="0.6944536"/>
          <table:table-cell office:value-type="float" office:value="0.2467259"/>
          <table:table-cell office:value-type="float" office:value="0.0219009"/>
          <table:table-cell office:value-type="float" office:value="0.6944536"/>
          <table:table-cell office:value-type="float" office:value="0.246726"/>
          <table:table-cell office:value-type="float" office:value="0.0281009"/>
          <table:table-cell office:value-type="float" office:value="0.6944536"/>
          <table:table-cell office:value-type="float" office:value="0.246726"/>
          <table:table-cell office:value-type="float" office:value="0.0343009"/>
          <table:table-cell office:value-type="float" office:value="0.6944536"/>
          <table:table-cell office:value-type="float" office:value="0.246726"/>
          <table:table-cell office:value-type="float" office:value="0.0405009"/>
          <table:table-cell office:value-type="float" office:value="0.6944536"/>
          <table:table-cell office:value-type="float" office:value="0.246726"/>
          <table:table-cell office:value-type="float" office:value="0.0467009"/>
          <table:table-cell office:value-type="float" office:value="0.6944536"/>
          <table:table-cell office:value-type="float" office:value="0.2467261"/>
          <table:table-cell office:value-type="float" office:value="0.0529009"/>
          <table:table-cell office:value-type="float" office:value="0.6883478"/>
          <table:table-cell office:value-type="float" office:value="0.2478026"/>
          <table:table-cell office:value-type="float" office:value="0.0219009"/>
          <table:table-cell office:value-type="float" office:value="0.6883478"/>
          <table:table-cell office:value-type="float" office:value="0.2478026"/>
          <table:table-cell office:value-type="float" office:value="0.0281009"/>
          <table:table-cell office:value-type="float" office:value="0.6883478"/>
          <table:table-cell office:value-type="float" office:value="0.2478026"/>
          <table:table-cell office:value-type="float" office:value="0.0343009"/>
          <table:table-cell office:value-type="float" office:value="0.6883478"/>
          <table:table-cell office:value-type="float" office:value="0.2478027"/>
          <table:table-cell office:value-type="float" office:value="0.0405009"/>
          <table:table-cell office:value-type="float" office:value="0.6883478"/>
          <table:table-cell office:value-type="float" office:value="0.2478027"/>
          <table:table-cell office:value-type="float" office:value="0.0467009"/>
          <table:table-cell office:value-type="float" office:value="0.6883478"/>
          <table:table-cell office:value-type="float" office:value="0.2478027"/>
          <table:table-cell office:value-type="float" office:value="0.0529009"/>
        </table:table-row>
        <table:table-row>
          <table:table-cell>
            <text:p>z_rot_min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0.0"/>
          <table:table-cell>
            <text:p>2025-07-09 12:20:18</text:p>
          </table:table-cell>
          <table:table-cell office:value-type="float" office:value="-0.0006603"/>
          <table:table-cell office:value-type="float" office:value="0.6907343"/>
          <table:table-cell office:value-type="float" office:value="0.690074"/>
          <table:table-cell office:value-type="float" office:value="0.2476956"/>
          <table:table-cell office:value-type="float" office:value="0.0371996"/>
          <table:table-cell office:value-type="float" office:value="10"/>
          <table:table-cell office:value-type="float" office:value="1.1848015785217285"/>
          <table:table-cell office:value-type="float" office:value="0.27059999108314514"/>
          <table:table-cell office:value-type="float" office:value="0.9142015874385834"/>
          <table:table-cell office:value-type="float" office:value="0.5520018637180328"/>
          <table:table-cell office:value-type="float" office:value="0.2822139053007563"/>
          <table:table-cell office:value-type="float" office:value="0.4268821656703949"/>
          <table:table-cell office:value-type="float" office:value="0.6771215617656707"/>
          <table:table-cell office:value-type="float" office:value="0.25023939609527585"/>
          <table:table-cell office:value-type="float" office:value="0.3432684"/>
          <table:table-cell office:value-type="float" office:value="0.2706"/>
          <table:table-cell office:value-type="float" office:value="0.36531"/>
          <table:table-cell office:value-type="float" office:value="0.5632662"/>
          <table:table-cell office:value-type="float" office:value="0.5919662"/>
          <table:table-cell office:value-type="float" office:value="0.0303646"/>
          <table:table-cell office:value-type="float" office:value="0.3476554"/>
          <table:table-cell office:value-type="float" office:value="0.4259408"/>
          <table:table-cell office:value-type="float" office:value="0.56006"/>
          <table:table-cell office:value-type="float" office:value="1.1848016"/>
          <table:table-cell office:value-type="float" office:value="0.86715"/>
          <table:table-cell office:value-type="float" office:value="-0.0126608"/>
          <table:table-cell office:value-type="float" office:value="0.6936474"/>
          <table:table-cell office:value-type="float" office:value="0.2463952"/>
          <table:table-cell office:value-type="float" office:value="0.0218929"/>
          <table:table-cell office:value-type="float" office:value="0.6936473"/>
          <table:table-cell office:value-type="float" office:value="0.2463951"/>
          <table:table-cell office:value-type="float" office:value="0.0280929"/>
          <table:table-cell office:value-type="float" office:value="0.6936473"/>
          <table:table-cell office:value-type="float" office:value="0.2463951"/>
          <table:table-cell office:value-type="float" office:value="0.0342929"/>
          <table:table-cell office:value-type="float" office:value="0.6936473"/>
          <table:table-cell office:value-type="float" office:value="0.246395"/>
          <table:table-cell office:value-type="float" office:value="0.0404929"/>
          <table:table-cell office:value-type="float" office:value="0.6936473"/>
          <table:table-cell office:value-type="float" office:value="0.246395"/>
          <table:table-cell office:value-type="float" office:value="0.0466929"/>
          <table:table-cell office:value-type="float" office:value="0.6936472"/>
          <table:table-cell office:value-type="float" office:value="0.246395"/>
          <table:table-cell office:value-type="float" office:value="0.0528929"/>
          <table:table-cell office:value-type="float" office:value="0.6878213"/>
          <table:table-cell office:value-type="float" office:value="0.2485157"/>
          <table:table-cell office:value-type="float" office:value="0.0218929"/>
          <table:table-cell office:value-type="float" office:value="0.6878212"/>
          <table:table-cell office:value-type="float" office:value="0.2485156"/>
          <table:table-cell office:value-type="float" office:value="0.0280929"/>
          <table:table-cell office:value-type="float" office:value="0.6878212"/>
          <table:table-cell office:value-type="float" office:value="0.2485156"/>
          <table:table-cell office:value-type="float" office:value="0.0342929"/>
          <table:table-cell office:value-type="float" office:value="0.6878212"/>
          <table:table-cell office:value-type="float" office:value="0.2485156"/>
          <table:table-cell office:value-type="float" office:value="0.0404929"/>
          <table:table-cell office:value-type="float" office:value="0.6878212"/>
          <table:table-cell office:value-type="float" office:value="0.2485155"/>
          <table:table-cell office:value-type="float" office:value="0.0466929"/>
          <table:table-cell office:value-type="float" office:value="0.6878211"/>
          <table:table-cell office:value-type="float" office:value="0.2485155"/>
          <table:table-cell office:value-type="float" office:value="0.0528929"/>
        </table:table-row>
        <table:table-row>
          <table:table-cell>
            <text:p>z_rot_min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0.0"/>
          <table:table-cell>
            <text:p>2025-07-09 12:20:31</text:p>
          </table:table-cell>
          <table:table-cell office:value-type="float" office:value="-0.000658"/>
          <table:table-cell office:value-type="float" office:value="0.6901011"/>
          <table:table-cell office:value-type="float" office:value="0.6894431"/>
          <table:table-cell office:value-type="float" office:value="0.2481267"/>
          <table:table-cell office:value-type="float" office:value="0.0363554"/>
          <table:table-cell office:value-type="float" office:value="10"/>
          <table:table-cell office:value-type="float" office:value="1.3717615604400635"/>
          <table:table-cell office:value-type="float" office:value="0.273470014333725"/>
          <table:table-cell office:value-type="float" office:value="1.0982915461063385"/>
          <table:table-cell office:value-type="float" office:value="0.5451548576354981"/>
          <table:table-cell office:value-type="float" office:value="0.31068016035693796"/>
          <table:table-cell office:value-type="float" office:value="0.41154816150665285"/>
          <table:table-cell office:value-type="float" office:value="0.6787615537643432"/>
          <table:table-cell office:value-type="float" office:value="0.26721339225769036"/>
          <table:table-cell office:value-type="float" office:value="0.3772984"/>
          <table:table-cell office:value-type="float" office:value="0.27347"/>
          <table:table-cell office:value-type="float" office:value="0.33989"/>
          <table:table-cell office:value-type="float" office:value="0.4767562"/>
          <table:table-cell office:value-type="float" office:value="0.5903262"/>
          <table:table-cell office:value-type="float" office:value="0.0315946"/>
          <table:table-cell office:value-type="float" office:value="0.3853754"/>
          <table:table-cell office:value-type="float" office:value="0.4841608"/>
          <table:table-cell office:value-type="float" office:value="0.61746"/>
          <table:table-cell office:value-type="float" office:value="1.3717616"/>
          <table:table-cell office:value-type="float" office:value="0.53505"/>
          <table:table-cell office:value-type="float" office:value="-0.0114308"/>
          <table:table-cell office:value-type="float" office:value="0.6927857"/>
          <table:table-cell office:value-type="float" office:value="0.2461968"/>
          <table:table-cell office:value-type="float" office:value="0.0218898"/>
          <table:table-cell office:value-type="float" office:value="0.6927857"/>
          <table:table-cell office:value-type="float" office:value="0.2461968"/>
          <table:table-cell office:value-type="float" office:value="0.0280898"/>
          <table:table-cell office:value-type="float" office:value="0.6927857"/>
          <table:table-cell office:value-type="float" office:value="0.2461968"/>
          <table:table-cell office:value-type="float" office:value="0.0342898"/>
          <table:table-cell office:value-type="float" office:value="0.6927857"/>
          <table:table-cell office:value-type="float" office:value="0.2461968"/>
          <table:table-cell office:value-type="float" office:value="0.0404898"/>
          <table:table-cell office:value-type="float" office:value="0.6927857"/>
          <table:table-cell office:value-type="float" office:value="0.2461968"/>
          <table:table-cell office:value-type="float" office:value="0.0466898"/>
          <table:table-cell office:value-type="float" office:value="0.6927857"/>
          <table:table-cell office:value-type="float" office:value="0.2461968"/>
          <table:table-cell office:value-type="float" office:value="0.0528898"/>
          <table:table-cell office:value-type="float" office:value="0.6874164"/>
          <table:table-cell office:value-type="float" office:value="0.2492968"/>
          <table:table-cell office:value-type="float" office:value="0.0218898"/>
          <table:table-cell office:value-type="float" office:value="0.6874164"/>
          <table:table-cell office:value-type="float" office:value="0.2492968"/>
          <table:table-cell office:value-type="float" office:value="0.0280898"/>
          <table:table-cell office:value-type="float" office:value="0.6874164"/>
          <table:table-cell office:value-type="float" office:value="0.2492968"/>
          <table:table-cell office:value-type="float" office:value="0.0342898"/>
          <table:table-cell office:value-type="float" office:value="0.6874164"/>
          <table:table-cell office:value-type="float" office:value="0.2492968"/>
          <table:table-cell office:value-type="float" office:value="0.0404898"/>
          <table:table-cell office:value-type="float" office:value="0.6874164"/>
          <table:table-cell office:value-type="float" office:value="0.2492968"/>
          <table:table-cell office:value-type="float" office:value="0.0466898"/>
          <table:table-cell office:value-type="float" office:value="0.6874164"/>
          <table:table-cell office:value-type="float" office:value="0.2492968"/>
          <table:table-cell office:value-type="float" office:value="0.0528898"/>
        </table:table-row>
        <table:table-row>
          <table:table-cell>
            <text:p>z_rot_min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0.0"/>
          <table:table-cell>
            <text:p>2025-07-09 12:20:44</text:p>
          </table:table-cell>
          <table:table-cell office:value-type="float" office:value="-0.0006797"/>
          <table:table-cell office:value-type="float" office:value="0.6895241"/>
          <table:table-cell office:value-type="float" office:value="0.6888444"/>
          <table:table-cell office:value-type="float" office:value="0.2487165"/>
          <table:table-cell office:value-type="float" office:value="0.0356812"/>
          <table:table-cell office:value-type="float" office:value="10"/>
          <table:table-cell office:value-type="float" office:value="1.3963615894317627"/>
          <table:table-cell office:value-type="float" office:value="0.2697800099849701"/>
          <table:table-cell office:value-type="float" office:value="1.1265815794467926"/>
          <table:table-cell office:value-type="float" office:value="0.5251058608293533"/>
          <table:table-cell office:value-type="float" office:value="0.32451400765703875"/>
          <table:table-cell office:value-type="float" office:value="0.3748121619224548"/>
          <table:table-cell office:value-type="float" office:value="0.6753995597362519"/>
          <table:table-cell office:value-type="float" office:value="0.30058739781379706"/>
          <table:table-cell office:value-type="float" office:value="0.3600784"/>
          <table:table-cell office:value-type="float" office:value="0.26978"/>
          <table:table-cell office:value-type="float" office:value="0.33292"/>
          <table:table-cell office:value-type="float" office:value="0.4513362"/>
          <table:table-cell office:value-type="float" office:value="0.4599462"/>
          <table:table-cell office:value-type="float" office:value="0.0328246"/>
          <table:table-cell office:value-type="float" office:value="0.4124354"/>
          <table:table-cell office:value-type="float" office:value="0.5374608"/>
          <table:table-cell office:value-type="float" office:value="0.65067"/>
          <table:table-cell office:value-type="float" office:value="1.3963616"/>
          <table:table-cell office:value-type="float" office:value="0.38007"/>
          <table:table-cell office:value-type="float" office:value="-0.0122508"/>
          <table:table-cell office:value-type="float" office:value="0.6918988"/>
          <table:table-cell office:value-type="float" office:value="0.2461535"/>
          <table:table-cell office:value-type="float" office:value="0.0218933"/>
          <table:table-cell office:value-type="float" office:value="0.6918989"/>
          <table:table-cell office:value-type="float" office:value="0.2461535"/>
          <table:table-cell office:value-type="float" office:value="0.0280933"/>
          <table:table-cell office:value-type="float" office:value="0.6918989"/>
          <table:table-cell office:value-type="float" office:value="0.2461536"/>
          <table:table-cell office:value-type="float" office:value="0.0342933"/>
          <table:table-cell office:value-type="float" office:value="0.6918989"/>
          <table:table-cell office:value-type="float" office:value="0.2461536"/>
          <table:table-cell office:value-type="float" office:value="0.0404933"/>
          <table:table-cell office:value-type="float" office:value="0.6918989"/>
          <table:table-cell office:value-type="float" office:value="0.2461536"/>
          <table:table-cell office:value-type="float" office:value="0.0466933"/>
          <table:table-cell office:value-type="float" office:value="0.6918989"/>
          <table:table-cell office:value-type="float" office:value="0.2461536"/>
          <table:table-cell office:value-type="float" office:value="0.0528933"/>
          <table:table-cell office:value-type="float" office:value="0.6871494"/>
          <table:table-cell office:value-type="float" office:value="0.2501388"/>
          <table:table-cell office:value-type="float" office:value="0.0218933"/>
          <table:table-cell office:value-type="float" office:value="0.6871494"/>
          <table:table-cell office:value-type="float" office:value="0.2501388"/>
          <table:table-cell office:value-type="float" office:value="0.0280933"/>
          <table:table-cell office:value-type="float" office:value="0.6871494"/>
          <table:table-cell office:value-type="float" office:value="0.2501388"/>
          <table:table-cell office:value-type="float" office:value="0.0342933"/>
          <table:table-cell office:value-type="float" office:value="0.6871494"/>
          <table:table-cell office:value-type="float" office:value="0.2501389"/>
          <table:table-cell office:value-type="float" office:value="0.0404933"/>
          <table:table-cell office:value-type="float" office:value="0.6871494"/>
          <table:table-cell office:value-type="float" office:value="0.2501389"/>
          <table:table-cell office:value-type="float" office:value="0.0466933"/>
          <table:table-cell office:value-type="float" office:value="0.6871494"/>
          <table:table-cell office:value-type="float" office:value="0.2501389"/>
          <table:table-cell office:value-type="float" office:value="0.05289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